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90.22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614.45mm"/>
    </style:style>
    <style:style style:name="co8" style:family="table-column">
      <style:table-column-properties fo:break-before="auto" style:column-width="51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D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delegacia</text:p>
          </table:table-cell>
          <table:table-cell office:value-type="string" calcext:value-type="string">
            <text:p>Distancia do Centro – Texto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001 DP - Sé</text:p>
          </table:table-cell>
          <table:table-cell office:value-type="string" calcext:value-type="string">
            <text:p>11 min (850 m)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-23.5571488" calcext:value-type="float">
            <text:p>-23,5571488</text:p>
          </table:table-cell>
          <table:table-cell office:value-type="float" office:value="-46.6349385" calcext:value-type="float">
            <text:p>-46,6349385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002 DP - Bom Retiro</text:p>
          </table:table-cell>
          <table:table-cell office:value-type="string" calcext:value-type="string">
            <text:p>52 min (4,1 km)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-23.5231935" calcext:value-type="float">
            <text:p>-23,5231935</text:p>
          </table:table-cell>
          <table:table-cell office:value-type="float" office:value="-46.6447344" calcext:value-type="float">
            <text:p>-46,6447344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003 DP - Campos Elísios</text:p>
          </table:table-cell>
          <table:table-cell office:value-type="string" calcext:value-type="string">
            <text:p>28 min (2,1 km)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office:value-type="float" office:value="-23.5393975" calcext:value-type="float">
            <text:p>-23,5393975</text:p>
          </table:table-cell>
          <table:table-cell office:value-type="float" office:value="-46.6404542" calcext:value-type="float">
            <text:p>-46,6404542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004 DP - Consolação</text:p>
          </table:table-cell>
          <table:table-cell office:value-type="string" calcext:value-type="string">
            <text:p>32 min (2,3 km)</text:p>
          </table:table-cell>
          <table:table-cell office:value-type="float" office:value="2.3" calcext:value-type="float">
            <text:p>2,3</text:p>
          </table:table-cell>
          <table:table-cell office:value-type="float" office:value="9" calcext:value-type="float">
            <text:p>9</text:p>
          </table:table-cell>
          <table:table-cell office:value-type="float" office:value="-23.5506073" calcext:value-type="float">
            <text:p>-23,5506073</text:p>
          </table:table-cell>
          <table:table-cell office:value-type="float" office:value="-46.6499202" calcext:value-type="float">
            <text:p>-46,6499202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005 DP - Aclimação</text:p>
          </table:table-cell>
          <table:table-cell office:value-type="string" calcext:value-type="string">
            <text:p>58 min (4,3 km)</text:p>
          </table:table-cell>
          <table:table-cell office:value-type="float" office:value="4.3" calcext:value-type="float">
            <text:p>4,3</text:p>
          </table:table-cell>
          <table:table-cell office:value-type="float" office:value="9" calcext:value-type="float">
            <text:p>9</text:p>
          </table:table-cell>
          <table:table-cell office:value-type="float" office:value="-23.5505197" calcext:value-type="float">
            <text:p>-23,5505197</text:p>
          </table:table-cell>
          <table:table-cell office:value-type="float" office:value="-46.6828424" calcext:value-type="float">
            <text:p>-46,6828424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006 DP - Cambuci</text:p>
          </table:table-cell>
          <table:table-cell office:value-type="string" calcext:value-type="string">
            <text:p>32 min (2,5 km)</text:p>
          </table:table-cell>
          <table:table-cell office:value-type="float" office:value="2.5" calcext:value-type="float">
            <text:p>2,5</text:p>
          </table:table-cell>
          <table:table-cell office:value-type="float" office:value="9" calcext:value-type="float">
            <text:p>9</text:p>
          </table:table-cell>
          <table:table-cell office:value-type="float" office:value="-23.5676153" calcext:value-type="float">
            <text:p>-23,5676153</text:p>
          </table:table-cell>
          <table:table-cell office:value-type="float" office:value="-46.6259208" calcext:value-type="float">
            <text:p>-46,6259208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007 DP - Lapa</text:p>
          </table:table-cell>
          <table:table-cell office:value-type="string" calcext:value-type="string">
            <text:p>1 h 48 min (8,5 km)</text:p>
          </table:table-cell>
          <table:table-cell office:value-type="float" office:value="8.5" calcext:value-type="float">
            <text:p>8,5</text:p>
          </table:table-cell>
          <table:table-cell office:value-type="float" office:value="13" calcext:value-type="float">
            <text:p>13</text:p>
          </table:table-cell>
          <table:table-cell office:value-type="float" office:value="-23.5293683" calcext:value-type="float">
            <text:p>-23,5293683</text:p>
          </table:table-cell>
          <table:table-cell office:value-type="float" office:value="-46.6973343" calcext:value-type="float">
            <text:p>-46,6973343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008 DP - Brás</text:p>
          </table:table-cell>
          <table:table-cell office:value-type="string" calcext:value-type="string">
            <text:p>59 min (4,7 km)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-23.548324" calcext:value-type="float">
            <text:p>-23,548324</text:p>
          </table:table-cell>
          <table:table-cell office:value-type="float" office:value="-46.5959894" calcext:value-type="float">
            <text:p>-46,5959894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009 DP - Carandiru</text:p>
          </table:table-cell>
          <table:table-cell office:value-type="string" calcext:value-type="string">
            <text:p>1 h 27 min (7,0 km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3.5032596" calcext:value-type="float">
            <text:p>-23,5032596</text:p>
          </table:table-cell>
          <table:table-cell office:value-type="float" office:value="-46.6149002" calcext:value-type="float">
            <text:p>-46,6149002</text:p>
          </table:table-cell>
          <table:table-cell table:number-columns-repeated="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01 DP Pessoa com Deficiência</text:p>
          </table:table-cell>
          <table:table-cell office:value-type="string" calcext:value-type="string">
            <text:p>27 min (2,1 km)</text:p>
          </table:table-cell>
          <table:table-cell office:value-type="float" office:value="2.1" calcext:value-type="float">
            <text:p>2,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010 DP - Penha de França</text:p>
          </table:table-cell>
          <table:table-cell office:value-type="string" calcext:value-type="string">
            <text:p>1 h 52 min (8,9 km)</text:p>
          </table:table-cell>
          <table:table-cell office:value-type="float" office:value="8.9" calcext:value-type="float">
            <text:p>8,9</text:p>
          </table:table-cell>
          <table:table-cell office:value-type="float" office:value="13" calcext:value-type="float">
            <text:p>13</text:p>
          </table:table-cell>
          <table:table-cell office:value-type="float" office:value="-23.528905" calcext:value-type="float">
            <text:p>-23,528905</text:p>
          </table:table-cell>
          <table:table-cell office:value-type="float" office:value="-46.5569525" calcext:value-type="float">
            <text:p>-46,5569525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011 DP - Santo Amaro</text:p>
          </table:table-cell>
          <table:table-cell office:value-type="string" calcext:value-type="string">
            <text:p>3 h 12 min (14,8 km)</text:p>
          </table:table-cell>
          <table:table-cell office:value-type="float" office:value="14.8" calcext:value-type="float">
            <text:p>14,8</text:p>
          </table:table-cell>
          <table:table-cell office:value-type="float" office:value="13" calcext:value-type="float">
            <text:p>13</text:p>
          </table:table-cell>
          <table:table-cell office:value-type="float" office:value="-23.6468437" calcext:value-type="float">
            <text:p>-23,6468437</text:p>
          </table:table-cell>
          <table:table-cell office:value-type="float" office:value="-46.7096367" calcext:value-type="float">
            <text:p>-46,7096367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012 DP - Pari</text:p>
          </table:table-cell>
          <table:table-cell office:value-type="string" calcext:value-type="string">
            <text:p>50 min (4,0 km)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23.5298559" calcext:value-type="float">
            <text:p>-23,5298559</text:p>
          </table:table-cell>
          <table:table-cell office:value-type="float" office:value="-46.6146414" calcext:value-type="float">
            <text:p>-46,6146414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013 DP - Casa Verde</text:p>
          </table:table-cell>
          <table:table-cell office:value-type="string" calcext:value-type="string">
            <text:p>1 h 35 min (7,3 km)</text:p>
          </table:table-cell>
          <table:table-cell office:value-type="float" office:value="7.3" calcext:value-type="float">
            <text:p>7,3</text:p>
          </table:table-cell>
          <table:table-cell office:value-type="float" office:value="13" calcext:value-type="float">
            <text:p>13</text:p>
          </table:table-cell>
          <table:table-cell office:value-type="float" office:value="-23.500449" calcext:value-type="float">
            <text:p>-23,500449</text:p>
          </table:table-cell>
          <table:table-cell office:value-type="float" office:value="-46.6514057" calcext:value-type="float">
            <text:p>-46,6514057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014 DP - Pinheiros</text:p>
          </table:table-cell>
          <table:table-cell office:value-type="string" calcext:value-type="string">
            <text:p>1 h 36 min (7,3 km)</text:p>
          </table:table-cell>
          <table:table-cell office:value-type="float" office:value="7.3" calcext:value-type="float">
            <text:p>7,3</text:p>
          </table:table-cell>
          <table:table-cell office:value-type="float" office:value="13" calcext:value-type="float">
            <text:p>13</text:p>
          </table:table-cell>
          <table:table-cell office:value-type="float" office:value="-23.5618445" calcext:value-type="float">
            <text:p>-23,5618445</text:p>
          </table:table-cell>
          <table:table-cell office:value-type="float" office:value="-46.6935168" calcext:value-type="float">
            <text:p>-46,6935168</text:p>
          </table:table-cell>
          <table:table-cell office:value-type="string" calcext:value-type="string">
            <text:p>https://www.google.com/maps/place/14%C2%BA+Distrito+Policial+-+Pinheiros/@-23.5618445,-46.6935168,17z/data=!3m1!4b1!4m5!3m4!1s0x94ce57a246ed4c03:0x9e458930e4536187!8m2!3d-23.5618494!4d-46.6913228 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@-23.5618445,-46.6935168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015 DP - Itaim Bibi</text:p>
          </table:table-cell>
          <table:table-cell office:value-type="string" calcext:value-type="string">
            <text:p>1 h 24 min (6,3 km)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-23.5818428" calcext:value-type="float">
            <text:p>-23,5818428</text:p>
          </table:table-cell>
          <table:table-cell office:value-type="float" office:value="-46.6766986" calcext:value-type="float">
            <text:p>-46,6766986</text:p>
          </table:table-cell>
          <table:table-cell office:value-type="string" calcext:value-type="string">
            <text:p>https://www.google.com/maps/place/15+Distrito+Policial+-+Itaim+Bibi/@-23.5818428,-46.6766986,17z/data=!3m1!4b1!4m5!3m4!1s0x94ce575e17082f2f:0x1a4f37697da98b3e!8m2!3d-23.5818477!4d-46.6745046 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@-23.5818428,-46.676698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016 DP - Vila Clementino</text:p>
          </table:table-cell>
          <table:table-cell office:value-type="string" calcext:value-type="string">
            <text:p>1 h 21 min (6,3 km)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-23.6017833" calcext:value-type="float">
            <text:p>-23,6017833</text:p>
          </table:table-cell>
          <table:table-cell office:value-type="float" office:value="-46.6399601" calcext:value-type="float">
            <text:p>-46,6399601</text:p>
          </table:table-cell>
          <table:table-cell office:value-type="string" calcext:value-type="string">
            <text:p>https://www.google.com/maps/place/Delegacia+de+Pol%C3%ADcia+16+DP/@-23.6017833,-46.6399601,17z/data=!3m1!4b1!4m5!3m4!1s0x94ce5a314d72e7ed:0xea8fde1e06bacc25!8m2!3d-23.6017882!4d-46.6377661 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@-23.6017833,-46.6399601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017 DP - Ipiranga</text:p>
          </table:table-cell>
          <table:table-cell office:value-type="string" calcext:value-type="string">
            <text:p>1 h 15 min (5,8 km)</text:p>
          </table:table-cell>
          <table:table-cell office:value-type="float" office:value="5.8" calcext:value-type="float">
            <text:p>5,8</text:p>
          </table:table-cell>
          <table:table-cell office:value-type="float" office:value="13" calcext:value-type="float">
            <text:p>13</text:p>
          </table:table-cell>
          <table:table-cell office:value-type="float" office:value="-23.5908024" calcext:value-type="float">
            <text:p>-23,5908024</text:p>
          </table:table-cell>
          <table:table-cell office:value-type="float" office:value="-46.6109145" calcext:value-type="float">
            <text:p>-46,6109145</text:p>
          </table:table-cell>
          <table:table-cell office:value-type="string" calcext:value-type="string">
            <text:p>https://www.google.com/maps/place/17%C2%B0+DP+-+Ipiranga/@-23.5908024,-46.6109145,17z/data=!3m1!4b1!4m5!3m4!1s0x94ce5be9409569a3:0x771003714c9bf148!8m2!3d-23.5908073!4d-46.6087205 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@-23.5908024,-46.610914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018 DP - Alto da Moóca</text:p>
          </table:table-cell>
          <table:table-cell office:value-type="string" calcext:value-type="string">
            <text:p>1 h 6 min (5,2 km)</text:p>
          </table:table-cell>
          <table:table-cell office:value-type="float" office:value="5.2" calcext:value-type="float">
            <text:p>5,2</text:p>
          </table:table-cell>
          <table:table-cell office:value-type="float" office:value="12" calcext:value-type="float">
            <text:p>12</text:p>
          </table:table-cell>
          <table:table-cell office:value-type="float" office:value="-23.5703876" calcext:value-type="float">
            <text:p>-23,5703876</text:p>
          </table:table-cell>
          <table:table-cell office:value-type="float" office:value="-46.5936973" calcext:value-type="float">
            <text:p>-46,5936973</text:p>
          </table:table-cell>
          <table:table-cell office:value-type="string" calcext:value-type="string">
            <text:p>https://www.google.com/maps/place/18%C2%BA+Distrito+Policial+-+Alto+da+Mooca/@-23.5703876,-46.5936973,17z/data=!3m1!4b1!4m5!3m4!1s0x94ce5eaa8d0df181:0xee76e94b474a8032!8m2!3d-23.5703925!4d-46.5915033 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@-23.5703876,-46.593697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019 DP - Vila Maria</text:p>
          </table:table-cell>
          <table:table-cell office:value-type="string" calcext:value-type="string">
            <text:p>1 h 30 min (7,2 km)</text:p>
          </table:table-cell>
          <table:table-cell office:value-type="float" office:value="7.2" calcext:value-type="float">
            <text:p>7,2</text:p>
          </table:table-cell>
          <table:table-cell office:value-type="float" office:value="13" calcext:value-type="float">
            <text:p>13</text:p>
          </table:table-cell>
          <table:table-cell office:value-type="float" office:value="-23.5176193" calcext:value-type="float">
            <text:p>-23,5176193</text:p>
          </table:table-cell>
          <table:table-cell office:value-type="float" office:value="-46.5869016" calcext:value-type="float">
            <text:p>-46,5869016</text:p>
          </table:table-cell>
          <table:table-cell office:value-type="string" calcext:value-type="string">
            <text:p>https://www.google.com/maps/place/POLICIA+CIVIL+19%C2%BA+DISTRITO+POLICIAL/@-23.5176193,-46.5869016,17z/data=!3m1!4b1!4m5!3m4!1s0x94ce5f30e9ce72fb:0x9a761a3e3d3f1ade!8m2!3d-23.5176242!4d-46.5847076 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@-23.5176193,-46.586901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020 DP - Água Fria</text:p>
          </table:table-cell>
          <table:table-cell office:value-type="string" calcext:value-type="string">
            <text:p>1 h 58 min (9,1 km)</text:p>
          </table:table-cell>
          <table:table-cell office:value-type="float" office:value="9.1" calcext:value-type="float">
            <text:p>9,1</text:p>
          </table:table-cell>
          <table:table-cell office:value-type="float" office:value="13" calcext:value-type="float">
            <text:p>13</text:p>
          </table:table-cell>
          <table:table-cell office:value-type="float" office:value="-23.4781366" calcext:value-type="float">
            <text:p>-23,4781366</text:p>
          </table:table-cell>
          <table:table-cell office:value-type="string" calcext:value-type="string">
            <text:p>-46,623014,</text:p>
          </table:table-cell>
          <table:table-cell office:value-type="string" calcext:value-type="string">
            <text:p>https://www.google.com/maps/place/20%C2%BA+DP+-+%C3%81gua+Fria/@-23.4781366,-46.623014,17z/data=!3m1!4b1!4m5!3m4!1s0x94cef64515fbc74d:0xbdb8c8d7c8b2dc96!8m2!3d-23.4781415!4d-46.62082 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-23.4781366,-46.62301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021 DP - Vila Matilde</text:p>
          </table:table-cell>
          <table:table-cell office:value-type="string" calcext:value-type="string">
            <text:p>2 h 34 min (12,1 km)</text:p>
          </table:table-cell>
          <table:table-cell office:value-type="float" office:value="12.1" calcext:value-type="float">
            <text:p>12,1</text:p>
          </table:table-cell>
          <table:table-cell office:value-type="float" office:value="13" calcext:value-type="float">
            <text:p>13</text:p>
          </table:table-cell>
          <table:table-cell office:value-type="float" office:value="-23.5370402" calcext:value-type="float">
            <text:p>-23,5370402</text:p>
          </table:table-cell>
          <table:table-cell office:value-type="float" office:value="-46.5287986" calcext:value-type="float">
            <text:p>-46,5287986</text:p>
          </table:table-cell>
          <table:table-cell office:value-type="string" calcext:value-type="string">
            <text:p>https://www.google.com/maps/place/Pol%C3%ADcia+Civil+21%C2%BA+Distrito+Policial+Vila+Matilde/@-23.5370402,-46.5287986,17z/data=!3m1!4b1!4m5!3m4!1s0x94ce5e1088e7c4ad:0x44743dd20fad6947!8m2!3d-23.5370451!4d-46.5266046 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@-23.5370402,-46.528798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022 DP - São Miguel Paulista</text:p>
          </table:table-cell>
          <table:table-cell office:value-type="string" calcext:value-type="string">
            <text:p>4 h 42 min (22,0 km)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3.4963456" calcext:value-type="float">
            <text:p>-23,4963456</text:p>
          </table:table-cell>
          <table:table-cell office:value-type="float" office:value="-46.4435199" calcext:value-type="float">
            <text:p>-46,4435199</text:p>
          </table:table-cell>
          <table:table-cell office:value-type="string" calcext:value-type="string">
            <text:p>https://www.google.com/maps/place/22%C2%B0+DP+-+S%C3%A3o+Miguel+Paulista/@-23.4963456,-46.4435199,17z/data=!3m1!4b1!4m5!3m4!1s0x94ce61619aeefdc5:0x6e1afc853a4e38ef!8m2!3d-23.4963505!4d-46.4413259 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@-23.4963456,-46.443519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023 DP - Perdizes</text:p>
          </table:table-cell>
          <table:table-cell office:value-type="string" calcext:value-type="string">
            <text:p>1 h 3 min (4,6 km)</text:p>
          </table:table-cell>
          <table:table-cell office:value-type="float" office:value="4.6" calcext:value-type="float">
            <text:p>4,6</text:p>
          </table:table-cell>
          <table:table-cell office:value-type="float" office:value="12" calcext:value-type="float">
            <text:p>12</text:p>
          </table:table-cell>
          <table:table-cell office:value-type="float" office:value="-23.5370222" calcext:value-type="float">
            <text:p>-23,5370222</text:p>
          </table:table-cell>
          <table:table-cell office:value-type="float" office:value="-46.6675906" calcext:value-type="float">
            <text:p>-46,6675906</text:p>
          </table:table-cell>
          <table:table-cell office:value-type="string" calcext:value-type="string">
            <text:p>https://www.google.com/maps/place/23+%C2%B0+Distrito+policial/@-23.5370222,-46.6675906,17z/data=!3m1!4b1!4m5!3m4!1s0x94ce58192dae565f:0x25ced9f6e3474b5e!8m2!3d-23.5370271!4d-46.6653966 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-23.5370222,-46.667590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024 DP - Ponte Rasa</text:p>
          </table:table-cell>
          <table:table-cell office:value-type="string" calcext:value-type="string">
            <text:p>3 h 19 min (15,4 km)</text:p>
          </table:table-cell>
          <table:table-cell office:value-type="float" office:value="15.4" calcext:value-type="float">
            <text:p>15,4</text:p>
          </table:table-cell>
          <table:table-cell office:value-type="float" office:value="13" calcext:value-type="float">
            <text:p>13</text:p>
          </table:table-cell>
          <table:table-cell office:value-type="float" office:value="-23.5098659" calcext:value-type="float">
            <text:p>-23,5098659</text:p>
          </table:table-cell>
          <table:table-cell office:value-type="float" office:value="-46.5000514" calcext:value-type="float">
            <text:p>-46,5000514</text:p>
          </table:table-cell>
          <table:table-cell office:value-type="string" calcext:value-type="string">
            <text:p>https://www.google.com/maps/place/24%C2%B0+DP+-+Distrito+Policial/@-23.5098659,-46.5000514,17z/data=!3m1!4b1!4m5!3m4!1s0x94ce608d7b52b023:0x6a190f90fa8ad8c9!8m2!3d-23.5098708!4d-46.4978574 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@-23.5098659,-46.500051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025 DP - Parelheiros</text:p>
          </table:table-cell>
          <table:table-cell office:value-type="string" calcext:value-type="string">
            <text:p>7 h 44 min (36,2 km)</text:p>
          </table:table-cell>
          <table:table-cell office:value-type="float" office:value="36.2" calcext:value-type="float">
            <text:p>36,2</text:p>
          </table:table-cell>
          <table:table-cell office:value-type="float" office:value="13" calcext:value-type="float">
            <text:p>13</text:p>
          </table:table-cell>
          <table:table-cell office:value-type="float" office:value="-23.8248866" calcext:value-type="float">
            <text:p>-23,8248866</text:p>
          </table:table-cell>
          <table:table-cell office:value-type="float" office:value="-46.7365554" calcext:value-type="float">
            <text:p>-46,7365554</text:p>
          </table:table-cell>
          <table:table-cell office:value-type="string" calcext:value-type="string">
            <text:p>https://www.google.com/maps/place/25%C2%B0+Dp+-+Parelheiros/@-23.8248866,-46.7365554,17z/data=!3m1!4b1!4m5!3m4!1s0x94ce4991882aba17:0x396f6f81a721e791!8m2!3d-23.8248915!4d-46.7343614 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@-23.8248866,-46.736555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026 DP - Sacomã</text:p>
          </table:table-cell>
          <table:table-cell office:value-type="string" calcext:value-type="string">
            <text:p>2 h 6 min (9,7 km)</text:p>
          </table:table-cell>
          <table:table-cell office:value-type="float" office:value="9.7" calcext:value-type="float">
            <text:p>9,7</text:p>
          </table:table-cell>
          <table:table-cell office:value-type="float" office:value="12" calcext:value-type="float">
            <text:p>12</text:p>
          </table:table-cell>
          <table:table-cell office:value-type="float" office:value="-23.6227758" calcext:value-type="float">
            <text:p>-23,6227758</text:p>
          </table:table-cell>
          <table:table-cell office:value-type="float" office:value="-46.6043504" calcext:value-type="float">
            <text:p>-46,6043504</text:p>
          </table:table-cell>
          <table:table-cell office:value-type="string" calcext:value-type="string">
            <text:p>https://www.google.com/maps/place/26%C2%BA+DP+-+Sacom%C3%A3/@-23.6227758,-46.6043504,17z/data=!3m1!4b1!4m5!3m4!1s0x94ce5b654cb671b3:0x3be9b5416d9dd48!8m2!3d-23.6227807!4d-46.6021564 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@-23.6227758,-46.604350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027 DP - Campo Belo</text:p>
          </table:table-cell>
          <table:table-cell office:value-type="string" calcext:value-type="string">
            <text:p>2 h 7 min (10,0 km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23.6152597" calcext:value-type="float">
            <text:p>-23,6152597</text:p>
          </table:table-cell>
          <table:table-cell office:value-type="float" office:value="-46.6771869" calcext:value-type="float">
            <text:p>-46,6771869</text:p>
          </table:table-cell>
          <table:table-cell office:value-type="string" calcext:value-type="string">
            <text:p>https://www.google.com/maps/place/27%C2%BA+DP+-+Campo+Belo/@-23.6152597,-46.6771869,17z/data=!3m1!4b1!4m5!3m4!1s0x94ce50a15a0c8dbf:0x8b4c16b11018fe4!8m2!3d-23.6152646!4d-46.6749929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6152597,-46.677186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028 DP - Freguesia do Ó</text:p>
          </table:table-cell>
          <table:table-cell office:value-type="string" calcext:value-type="string">
            <text:p>2 h 23 min (11,1 km)</text:p>
          </table:table-cell>
          <table:table-cell office:value-type="float" office:value="11.1" calcext:value-type="float">
            <text:p>11,1</text:p>
          </table:table-cell>
          <table:table-cell office:value-type="float" office:value="13" calcext:value-type="float">
            <text:p>13</text:p>
          </table:table-cell>
          <table:table-cell office:value-type="float" office:value="-23.4947614" calcext:value-type="float">
            <text:p>-23,4947614</text:p>
          </table:table-cell>
          <table:table-cell office:value-type="float" office:value="-46.6999333" calcext:value-type="float">
            <text:p>-46,6999333</text:p>
          </table:table-cell>
          <table:table-cell office:value-type="string" calcext:value-type="string">
            <text:p>https://www.google.com/maps/place/28%C2%B0+DP+-+Freguesia+do+%C3%93/@-23.4947614,-46.6999333,17z/data=!3m1!4b1!4m5!3m4!1s0x94cef84d25bc0241:0xd9dbdf4cc9a254f7!8m2!3d-23.4947663!4d-46.6977393 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@-23.4947614,-46.699933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029 DP - Vila Diva</text:p>
          </table:table-cell>
          <table:table-cell office:value-type="string" calcext:value-type="string">
            <text:p>1 h 52 min (8,7 km)</text:p>
          </table:table-cell>
          <table:table-cell office:value-type="float" office:value="8.7" calcext:value-type="float">
            <text:p>8,7</text:p>
          </table:table-cell>
          <table:table-cell office:value-type="float" office:value="13" calcext:value-type="float">
            <text:p>13</text:p>
          </table:table-cell>
          <table:table-cell office:value-type="float" office:value="-23.5736722" calcext:value-type="float">
            <text:p>-23,5736722</text:p>
          </table:table-cell>
          <table:table-cell office:value-type="float" office:value="-46.5598473" calcext:value-type="float">
            <text:p>-46,5598473</text:p>
          </table:table-cell>
          <table:table-cell office:value-type="string" calcext:value-type="string">
            <text:p>https://www.google.com/maps/place/29%C2%AA+Distrito+Policial+-+Vila+Diva%2FSP/@-23.5736722,-46.5598473,17z/data=!3m1!4b1!4m5!3m4!1s0x94ce5c3389b19745:0xb047787a99a82742!8m2!3d-23.5736771!4d-46.5576533 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@-23.5736722,-46.559847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030 DP - Tatuapé</text:p>
          </table:table-cell>
          <table:table-cell office:value-type="string" calcext:value-type="string">
            <text:p>1 h 38 min (7,6 km)</text:p>
          </table:table-cell>
          <table:table-cell office:value-type="float" office:value="7.6" calcext:value-type="float">
            <text:p>7,6</text:p>
          </table:table-cell>
          <table:table-cell office:value-type="float" office:value="13" calcext:value-type="float">
            <text:p>13</text:p>
          </table:table-cell>
          <table:table-cell office:value-type="float" office:value="-23.5736269" calcext:value-type="float">
            <text:p>-23,5736269</text:p>
          </table:table-cell>
          <table:table-cell office:value-type="float" office:value="-46.5752166" calcext:value-type="float">
            <text:p>-46,5752166</text:p>
          </table:table-cell>
          <table:table-cell office:value-type="string" calcext:value-type="string">
            <text:p>https://www.google.com/maps/search/030+DP+-+Tatuap%C3%A9/@-23.5736269,-46.5752166,14z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#VALOR!</text:p>
          </table:table-cell>
          <table:table-cell office:value-type="string" calcext:value-type="string">
            <text:p>@-23.5736269,-46.57521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031 DP - Vila Carrão</text:p>
          </table:table-cell>
          <table:table-cell office:value-type="string" calcext:value-type="string">
            <text:p>2 h 18 min (11,0 km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-23.548963" calcext:value-type="float">
            <text:p>-23,548963</text:p>
          </table:table-cell>
          <table:table-cell office:value-type="string" calcext:value-type="string">
            <text:p>-46,539367,</text:p>
          </table:table-cell>
          <table:table-cell office:value-type="string" calcext:value-type="string">
            <text:p>https://www.google.com/maps/place/31%C2%BA+Distrito+Policial+-+Vila+Carr%C3%A3o/@-23.548963,-46.539367,17z/data=!3m1!4b1!4m5!3m4!1s0x94ce5e74c41624d5:0x237eee67b781d2fd!8m2!3d-23.5489679!4d-46.537173 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@-23.548963,-46.539367,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032 DP - Itaquera</text:p>
          </table:table-cell>
          <table:table-cell office:value-type="string" calcext:value-type="string">
            <text:p>4 h 21 min (20,9 km)</text:p>
          </table:table-cell>
          <table:table-cell office:value-type="float" office:value="20.9" calcext:value-type="float">
            <text:p>20,9</text:p>
          </table:table-cell>
          <table:table-cell office:value-type="float" office:value="13" calcext:value-type="float">
            <text:p>13</text:p>
          </table:table-cell>
          <table:table-cell office:value-type="float" office:value="-23.5342636" calcext:value-type="float">
            <text:p>-23,5342636</text:p>
          </table:table-cell>
          <table:table-cell office:value-type="float" office:value="-46.4540247" calcext:value-type="float">
            <text:p>-46,4540247</text:p>
          </table:table-cell>
          <table:table-cell office:value-type="string" calcext:value-type="string">
            <text:p>https://www.google.com/maps/place/32+DP/@-23.5342636,-46.4540247,17z/data=!3m1!4b1!4m5!3m4!1s0x94ce66ba5747b491:0xd71cf08aa4926f58!8m2!3d-23.5342685!4d-46.4518307 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@-23.5342636,-46.454024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033 DP - Pirituba</text:p>
          </table:table-cell>
          <table:table-cell office:value-type="string" calcext:value-type="string">
            <text:p>3 h 16 min (15,5 km)</text:p>
          </table:table-cell>
          <table:table-cell office:value-type="float" office:value="15.5" calcext:value-type="float">
            <text:p>15,5</text:p>
          </table:table-cell>
          <table:table-cell office:value-type="float" office:value="13" calcext:value-type="float">
            <text:p>13</text:p>
          </table:table-cell>
          <table:table-cell office:value-type="float" office:value="-23.4973183" calcext:value-type="float">
            <text:p>-23,4973183</text:p>
          </table:table-cell>
          <table:table-cell office:value-type="float" office:value="-46.7479872" calcext:value-type="float">
            <text:p>-46,7479872</text:p>
          </table:table-cell>
          <table:table-cell office:value-type="string" calcext:value-type="string">
            <text:p>https://www.google.com/maps/place/33%C2%BA+DP+Vila+Mangalot/@-23.4973183,-46.7479872,17z/data=!3m1!4b1!4m5!3m4!1s0x94cef9336da10a63:0xbde79f9a27d6a74!8m2!3d-23.4973232!4d-46.7457932 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@-23.4973183,-46.7479872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034 DP - Vila Sonia</text:p>
          </table:table-cell>
          <table:table-cell office:value-type="string" calcext:value-type="string">
            <text:p>2 h 38 min (11,9 km)</text:p>
          </table:table-cell>
          <table:table-cell office:value-type="float" office:value="11.9" calcext:value-type="float">
            <text:p>11,9</text:p>
          </table:table-cell>
          <table:table-cell office:value-type="float" office:value="13" calcext:value-type="float">
            <text:p>13</text:p>
          </table:table-cell>
          <table:table-cell office:value-type="float" office:value="-23.5880732" calcext:value-type="float">
            <text:p>-23,5880732</text:p>
          </table:table-cell>
          <table:table-cell office:value-type="float" office:value="-46.7290297" calcext:value-type="float">
            <text:p>-46,7290297</text:p>
          </table:table-cell>
          <table:table-cell office:value-type="string" calcext:value-type="string">
            <text:p>https://www.google.com/maps/place/34%C2%AA+Delegacia+de+Policia+Civil/@-23.5880732,-46.7290297,17z/data=!3m1!4b1!4m5!3m4!1s0x94ce56f2e91d9a1f:0x7d8bcbdc3f55ea56!8m2!3d-23.5880781!4d-46.7268357 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@-23.5880732,-46.729029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035 DP - Jabaquara</text:p>
          </table:table-cell>
          <table:table-cell office:value-type="string" calcext:value-type="string">
            <text:p>2 h 21 min (11,0 km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-23.6395391" calcext:value-type="float">
            <text:p>-23,6395391</text:p>
          </table:table-cell>
          <table:table-cell office:value-type="float" office:value="-46.6454003" calcext:value-type="float">
            <text:p>-46,6454003</text:p>
          </table:table-cell>
          <table:table-cell office:value-type="string" calcext:value-type="string">
            <text:p>https://www.google.com/maps/place/35%C2%BA+DP+Jabaquara+(08:00-20:00)/@-23.6395391,-46.6454003,17z/data=!3m1!4b1!4m5!3m4!1s0x94ce5aef9f92f201:0x21d67ed8d28cc50!8m2!3d-23.639544!4d-46.6432063 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@-23.6395391,-46.645400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036 DP - Vila Mariana</text:p>
          </table:table-cell>
          <table:table-cell office:value-type="string" calcext:value-type="string">
            <text:p>58 min (4,3 km)</text:p>
          </table:table-cell>
          <table:table-cell office:value-type="float" office:value="4.3" calcext:value-type="float">
            <text:p>4,3</text:p>
          </table:table-cell>
          <table:table-cell office:value-type="float" office:value="9" calcext:value-type="float">
            <text:p>9</text:p>
          </table:table-cell>
          <table:table-cell office:value-type="float" office:value="-23.5791472" calcext:value-type="float">
            <text:p>-23,5791472</text:p>
          </table:table-cell>
          <table:table-cell office:value-type="float" office:value="-46.6530785" calcext:value-type="float">
            <text:p>-46,6530785</text:p>
          </table:table-cell>
          <table:table-cell office:value-type="string" calcext:value-type="string">
            <text:p>https://www.google.com/maps/place/36%C2%AA+DP+-+Vila+Mariana/@-23.5791472,-46.6530785,17z/data=!3m1!4b1!4m5!3m4!1s0x94ce59934afd2dc7:0xec83fea611cae3e!8m2!3d-23.5791521!4d-46.6508845 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5791472,-46.653078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037 DP - Campo Limpo</text:p>
          </table:table-cell>
          <table:table-cell office:value-type="string" calcext:value-type="string">
            <text:p>4 h 15 min (19,6 km)</text:p>
          </table:table-cell>
          <table:table-cell office:value-type="float" office:value="19.6" calcext:value-type="float">
            <text:p>19,6</text:p>
          </table:table-cell>
          <table:table-cell office:value-type="float" office:value="13" calcext:value-type="float">
            <text:p>13</text:p>
          </table:table-cell>
          <table:table-cell office:value-type="float" office:value="-23.6487095" calcext:value-type="float">
            <text:p>-23,6487095</text:p>
          </table:table-cell>
          <table:table-cell office:value-type="float" office:value="-46.7564135" calcext:value-type="float">
            <text:p>-46,7564135</text:p>
          </table:table-cell>
          <table:table-cell office:value-type="string" calcext:value-type="string">
            <text:p>https://www.google.com/maps/place/Estr.+do+Campo+Limpo,+37+-+Vila+Prel,+S%C3%A3o+Paulo+-+SP,+05777-001/@-23.6487095,-46.7564135,17z/data=!3m1!4b1!4m5!3m4!1s0x94ce53ddba7057af:0x2d047f9df9c3b9f!8m2!3d-23.6487144!4d-46.7542195 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@-23.6487095,-46.756413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038 DP - Vila Amália</text:p>
          </table:table-cell>
          <table:table-cell office:value-type="string" calcext:value-type="string">
            <text:p>2 h 26 min (11,2 km)</text:p>
          </table:table-cell>
          <table:table-cell office:value-type="float" office:value="11.2" calcext:value-type="float">
            <text:p>11,2</text:p>
          </table:table-cell>
          <table:table-cell office:value-type="float" office:value="13" calcext:value-type="float">
            <text:p>13</text:p>
          </table:table-cell>
          <table:table-cell office:value-type="float" office:value="-23.4696353" calcext:value-type="float">
            <text:p>-23,4696353</text:p>
          </table:table-cell>
          <table:table-cell office:value-type="float" office:value="-46.6504784" calcext:value-type="float">
            <text:p>-46,6504784</text:p>
          </table:table-cell>
          <table:table-cell office:value-type="string" calcext:value-type="string">
            <text:p>https://www.google.com/maps/place/38%C2%BA+Distrito+Policial+de+Vila+Am%C3%A1lia%2FSP/@-23.4696353,-46.6504784,17z/data=!3m1!4b1!4m5!3m4!1s0x94cef70c52eab637:0xa4445990f10d814a!8m2!3d-23.4696402!4d-46.6482844 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@-23.4696353,-46.650478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039 DP - Vila Gustavo</text:p>
          </table:table-cell>
          <table:table-cell office:value-type="string" calcext:value-type="string">
            <text:p>2 h 6 min (9,8 km)</text:p>
          </table:table-cell>
          <table:table-cell office:value-type="float" office:value="9.8" calcext:value-type="float">
            <text:p>9,8</text:p>
          </table:table-cell>
          <table:table-cell office:value-type="float" office:value="12" calcext:value-type="float">
            <text:p>12</text:p>
          </table:table-cell>
          <table:table-cell office:value-type="float" office:value="-23.4833782" calcext:value-type="float">
            <text:p>-23,4833782</text:p>
          </table:table-cell>
          <table:table-cell office:value-type="float" office:value="-46.5921092" calcext:value-type="float">
            <text:p>-46,5921092</text:p>
          </table:table-cell>
          <table:table-cell office:value-type="string" calcext:value-type="string">
            <text:p>https://www.google.com/maps/place/39%C2%BA+DP+-+Vila+Gustavo/@-23.4833782,-46.5921092,17z/data=!3m1!4b1!4m5!3m4!1s0x94cef5e3132170ad:0x74ed5b5e0f4bd588!8m2!3d-23.4833831!4d-46.5899152 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4833782,-46.5921092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040 DP - Vila Santa Maria</text:p>
          </table:table-cell>
          <table:table-cell office:value-type="string" calcext:value-type="string">
            <text:p>2 h 4 min (9,6 km)</text:p>
          </table:table-cell>
          <table:table-cell office:value-type="float" office:value="9.6" calcext:value-type="float">
            <text:p>9,6</text:p>
          </table:table-cell>
          <table:table-cell office:value-type="float" office:value="12" calcext:value-type="float">
            <text:p>12</text:p>
          </table:table-cell>
          <table:table-cell office:value-type="float" office:value="-23.4943081" calcext:value-type="float">
            <text:p>-23,4943081</text:p>
          </table:table-cell>
          <table:table-cell office:value-type="float" office:value="-46.6801249" calcext:value-type="float">
            <text:p>-46,6801249</text:p>
          </table:table-cell>
          <table:table-cell office:value-type="string" calcext:value-type="string">
            <text:p>https://www.google.com/maps/place/40+Distrito+Policial/@-23.4943081,-46.6801249,17z/data=!3m1!4b1!4m5!3m4!1s0x94cef82fa8479acd:0x35a36d158214c92c!8m2!3d-23.494313!4d-46.6779309 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@-23.4943081,-46.680124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041 DP - Vila Rica</text:p>
          </table:table-cell>
          <table:table-cell office:value-type="string" calcext:value-type="string">
            <text:p>2 h 50 min (13,2 km)</text:p>
          </table:table-cell>
          <table:table-cell office:value-type="float" office:value="13.2" calcext:value-type="float">
            <text:p>13,2</text:p>
          </table:table-cell>
          <table:table-cell office:value-type="float" office:value="13" calcext:value-type="float">
            <text:p>13</text:p>
          </table:table-cell>
          <table:table-cell office:value-type="float" office:value="-23.5793131" calcext:value-type="float">
            <text:p>-23,5793131</text:p>
          </table:table-cell>
          <table:table-cell office:value-type="float" office:value="-46.5198448" calcext:value-type="float">
            <text:p>-46,5198448</text:p>
          </table:table-cell>
          <table:table-cell office:value-type="string" calcext:value-type="string">
            <text:p>https://www.google.com/maps/place/41%C2%BA+Distrito+Policial+Vila+Rica/@-23.5793131,-46.5198448,17z/data=!3m1!4b1!4m5!3m4!1s0x94ce5d80cc7068ff:0xdb20f8e9d5952a9d!8m2!3d-23.579318!4d-46.5176508 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@-23.5793131,-46.5198448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042 DP - Parque São Lucas</text:p>
          </table:table-cell>
          <table:table-cell office:value-type="string" calcext:value-type="string">
            <text:p>2 h 12 min (10,3 km)</text:p>
          </table:table-cell>
          <table:table-cell office:value-type="float" office:value="10.3" calcext:value-type="float">
            <text:p>10,3</text:p>
          </table:table-cell>
          <table:table-cell office:value-type="float" office:value="13" calcext:value-type="float">
            <text:p>13</text:p>
          </table:table-cell>
          <table:table-cell office:value-type="float" office:value="-23.5896394" calcext:value-type="float">
            <text:p>-23,5896394</text:p>
          </table:table-cell>
          <table:table-cell office:value-type="float" office:value="-46.5552753" calcext:value-type="float">
            <text:p>-46,5552753</text:p>
          </table:table-cell>
          <table:table-cell office:value-type="string" calcext:value-type="string">
            <text:p>https://www.google.com/maps/place/42%C2%B0+DP+-+Pq.+S%C3%A3o+Lucas/@-23.5896394,-46.5552753,17z/data=!3m1!4b1!4m5!3m4!1s0x94ce5dacf00f96d3:0x88c0c6359979ea05!8m2!3d-23.5896443!4d-46.5530813 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@-23.5896394,-46.555275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43 DP - Cidade Ademar</text:p>
          </table:table-cell>
          <table:table-cell office:value-type="string" calcext:value-type="string">
            <text:p>2 h 59 min (13,9 km)</text:p>
          </table:table-cell>
          <table:table-cell office:value-type="float" office:value="13.9" calcext:value-type="float">
            <text:p>13,9</text:p>
          </table:table-cell>
          <table:table-cell office:value-type="float" office:value="13" calcext:value-type="float">
            <text:p>13</text:p>
          </table:table-cell>
          <table:table-cell office:value-type="float" office:value="-23.6567167" calcext:value-type="float">
            <text:p>-23,6567167</text:p>
          </table:table-cell>
          <table:table-cell office:value-type="string" calcext:value-type="string">
            <text:p>-46,671329,</text:p>
          </table:table-cell>
          <table:table-cell office:value-type="string" calcext:value-type="string">
            <text:p>https://www.google.com/maps/place/43%C2%BA+Distrito+Policial+-+Cidade+Ademar/@-23.6567167,-46.671329,17z/data=!3m1!4b1!4m5!3m4!1s0x94ce5aa039078c6f:0xf2726849ef133bad!8m2!3d-23.6567216!4d-46.669135 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@-23.6567167,-46.67132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044 DP - Guaianazes</text:p>
          </table:table-cell>
          <table:table-cell office:value-type="string" calcext:value-type="string">
            <text:p>5 h 13 min (24,8 km)</text:p>
          </table:table-cell>
          <table:table-cell office:value-type="float" office:value="24.8" calcext:value-type="float">
            <text:p>24,8</text:p>
          </table:table-cell>
          <table:table-cell office:value-type="float" office:value="13" calcext:value-type="float">
            <text:p>13</text:p>
          </table:table-cell>
          <table:table-cell office:value-type="float" office:value="-23.5423256" calcext:value-type="float">
            <text:p>-23,5423256</text:p>
          </table:table-cell>
          <table:table-cell office:value-type="float" office:value="-46.4211154" calcext:value-type="float">
            <text:p>-46,4211154</text:p>
          </table:table-cell>
          <table:table-cell office:value-type="string" calcext:value-type="string">
            <text:p>https://www.google.com/maps/place/44%C2%B0+Dp+-+Guaianases/@-23.5423256,-46.4211154,17z/data=!3m1!4b1!4m5!3m4!1s0x94ce64484bb37063:0x441e495926a15ec6!8m2!3d-23.5423305!4d-46.4189214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5423256,-46.421115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045 DP - Vila Brasilândia</text:p>
          </table:table-cell>
          <table:table-cell office:value-type="string" calcext:value-type="string">
            <text:p>2 h 48 min (12,8 km)</text:p>
          </table:table-cell>
          <table:table-cell office:value-type="float" office:value="12.8" calcext:value-type="float">
            <text:p>12,8</text:p>
          </table:table-cell>
          <table:table-cell office:value-type="float" office:value="13" calcext:value-type="float">
            <text:p>13</text:p>
          </table:table-cell>
          <table:table-cell office:value-type="float" office:value="-23.4691679" calcext:value-type="float">
            <text:p>-23,4691679</text:p>
          </table:table-cell>
          <table:table-cell office:value-type="float" office:value="-46.6919304" calcext:value-type="float">
            <text:p>-46,6919304</text:p>
          </table:table-cell>
          <table:table-cell office:value-type="string" calcext:value-type="string">
            <text:p>https://www.google.com/maps/place/45DP/@-23.4691679,-46.6919304,17z/data=!3m1!4b1!4m5!3m4!1s0x94cef9eb2afa81ed:0xd71e7e17161fa578!8m2!3d-23.4691728!4d-46.6897364 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@-23.4691679,-46.691930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046 DP - Perus</text:p>
          </table:table-cell>
          <table:table-cell office:value-type="string" calcext:value-type="string">
            <text:p>5 h 3 min (23,2 km)</text:p>
          </table:table-cell>
          <table:table-cell office:value-type="float" office:value="23.2" calcext:value-type="float">
            <text:p>23,2</text:p>
          </table:table-cell>
          <table:table-cell office:value-type="float" office:value="12" calcext:value-type="float">
            <text:p>12</text:p>
          </table:table-cell>
          <table:table-cell office:value-type="float" office:value="-23.4043957" calcext:value-type="float">
            <text:p>-23,4043957</text:p>
          </table:table-cell>
          <table:table-cell office:value-type="float" office:value="-46.7402332" calcext:value-type="float">
            <text:p>-46,7402332</text:p>
          </table:table-cell>
          <table:table-cell office:value-type="string" calcext:value-type="string">
            <text:p>https://www.google.com/maps/place/46%C2%BA+Distrito+Policial+Perus/@-23.4043957,-46.7402332,17z/data=!3m1!4b1!4m5!3m4!1s0x94cefb452d345ca9:0x36bc24646efa3a19!8m2!3d-23.4044006!4d-46.7380392 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@-23.4043957,-46.7402332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047 DP - Capão Redondo</text:p>
          </table:table-cell>
          <table:table-cell office:value-type="string" calcext:value-type="string">
            <text:p>5 h 14 min (24,1 km)</text:p>
          </table:table-cell>
          <table:table-cell office:value-type="float" office:value="24.1" calcext:value-type="float">
            <text:p>24,1</text:p>
          </table:table-cell>
          <table:table-cell office:value-type="float" office:value="13" calcext:value-type="float">
            <text:p>13</text:p>
          </table:table-cell>
          <table:table-cell office:value-type="float" office:value="-23.6647834" calcext:value-type="float">
            <text:p>-23,6647834</text:p>
          </table:table-cell>
          <table:table-cell office:value-type="float" office:value="-46.7848735" calcext:value-type="float">
            <text:p>-46,7848735</text:p>
          </table:table-cell>
          <table:table-cell office:value-type="string" calcext:value-type="string">
            <text:p>https://www.google.com/maps/place/47%C2%B0+DP+Cap%C3%A3o+Redondo/@-23.6647834,-46.7848735,17z/data=!3m1!4b1!4m5!3m4!1s0x94ce53a66b948ef3:0x538bfc87e4e13010!8m2!3d-23.6647883!4d-46.7826795 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@-23.6647834,-46.784873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048 DP - Cidade Dutra</text:p>
          </table:table-cell>
          <table:table-cell office:value-type="string" calcext:value-type="string">
            <text:p>4 h 45 min (22,2 km)</text:p>
          </table:table-cell>
          <table:table-cell office:value-type="float" office:value="22.2" calcext:value-type="float">
            <text:p>22,2</text:p>
          </table:table-cell>
          <table:table-cell office:value-type="float" office:value="13" calcext:value-type="float">
            <text:p>13</text:p>
          </table:table-cell>
          <table:table-cell office:value-type="float" office:value="-23.7123197" calcext:value-type="float">
            <text:p>-23,7123197</text:p>
          </table:table-cell>
          <table:table-cell office:value-type="float" office:value="-46.6979187" calcext:value-type="float">
            <text:p>-46,6979187</text:p>
          </table:table-cell>
          <table:table-cell office:value-type="string" calcext:value-type="string">
            <text:p>https://www.google.com/maps/place/48%C2%BA+Dp+Cidade+Dutra/@-23.7123197,-46.6979187,17z/data=!3m1!4b1!4m5!3m4!1s0x94ce4fbb497fb595:0x952a42c93b116e26!8m2!3d-23.7123246!4d-46.6957247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7123197,-46.697918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049 DP - São Mateus</text:p>
          </table:table-cell>
          <table:table-cell office:value-type="string" calcext:value-type="string">
            <text:p>4 h 14 min (19,5 km)</text:p>
          </table:table-cell>
          <table:table-cell office:value-type="float" office:value="19.5" calcext:value-type="float">
            <text:p>19,5</text:p>
          </table:table-cell>
          <table:table-cell office:value-type="float" office:value="13" calcext:value-type="float">
            <text:p>13</text:p>
          </table:table-cell>
          <table:table-cell office:value-type="float" office:value="-23.6058329" calcext:value-type="float">
            <text:p>-23,6058329</text:p>
          </table:table-cell>
          <table:table-cell office:value-type="float" office:value="-46.4728613" calcext:value-type="float">
            <text:p>-46,4728613</text:p>
          </table:table-cell>
          <table:table-cell office:value-type="string" calcext:value-type="string">
            <text:p>https://www.google.com/maps/place/49%C2%BA+Distrito+Policial+-+S%C3%A3o+Mateus/@-23.6058329,-46.4728613,17z/data=!3m1!4b1!4m5!3m4!1s0x94ce68822c90de6d:0xfa25f8407383c377!8m2!3d-23.6058378!4d-46.4706673 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@-23.6058329,-46.472861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050 DP - Itaim Paulista</text:p>
          </table:table-cell>
          <table:table-cell office:value-type="string" calcext:value-type="string">
            <text:p>5 h 50 min (27,4 km)</text:p>
          </table:table-cell>
          <table:table-cell office:value-type="float" office:value="27.4" calcext:value-type="float">
            <text:p>27,4</text:p>
          </table:table-cell>
          <table:table-cell office:value-type="float" office:value="13" calcext:value-type="float">
            <text:p>13</text:p>
          </table:table-cell>
          <table:table-cell office:value-type="float" office:value="-23.5051175" calcext:value-type="float">
            <text:p>-23,5051175</text:p>
          </table:table-cell>
          <table:table-cell office:value-type="float" office:value="-46.3990204" calcext:value-type="float">
            <text:p>-46,3990204</text:p>
          </table:table-cell>
          <table:table-cell office:value-type="string" calcext:value-type="string">
            <text:p>https://www.google.com/maps/place/50%C2%B0+D.P/@-23.5051175,-46.3990204,17z/data=!3m1!4b1!4m5!3m4!1s0x94ce6481e544615f:0x8aae3833362d0bd7!8m2!3d-23.5051224!4d-46.3968264 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@-23.5051175,-46.399020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051 DP - Butantã</text:p>
          </table:table-cell>
          <table:table-cell office:value-type="string" calcext:value-type="string">
            <text:p>2 h 22 min (10,9 km)</text:p>
          </table:table-cell>
          <table:table-cell office:value-type="float" office:value="10.9" calcext:value-type="float">
            <text:p>10,9</text:p>
          </table:table-cell>
          <table:table-cell office:value-type="float" office:value="13" calcext:value-type="float">
            <text:p>13</text:p>
          </table:table-cell>
          <table:table-cell office:value-type="float" office:value="-23.5714179" calcext:value-type="float">
            <text:p>-23,5714179</text:p>
          </table:table-cell>
          <table:table-cell office:value-type="float" office:value="-46.7243518" calcext:value-type="float">
            <text:p>-46,7243518</text:p>
          </table:table-cell>
          <table:table-cell office:value-type="string" calcext:value-type="string">
            <text:p>https://www.google.com/maps/place/51%C2%BA+DP+Butant%C3%A3/@-23.5714179,-46.7243518,17z/data=!3m1!4b1!4m5!3m4!1s0x94ce565c9ea38b6f:0x8e3336f2bcdbc2c!8m2!3d-23.5714228!4d-46.7221578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5714179,-46.7243518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052 DP - Parque São Jorge</text:p>
          </table:table-cell>
          <table:table-cell office:value-type="string" calcext:value-type="string">
            <text:p>1 h 39 min (7,9 km)</text:p>
          </table:table-cell>
          <table:table-cell office:value-type="float" office:value="7.9" calcext:value-type="float">
            <text:p>7,9</text:p>
          </table:table-cell>
          <table:table-cell office:value-type="float" office:value="13" calcext:value-type="float">
            <text:p>13</text:p>
          </table:table-cell>
          <table:table-cell office:value-type="float" office:value="-23.5361334" calcext:value-type="float">
            <text:p>-23,5361334</text:p>
          </table:table-cell>
          <table:table-cell office:value-type="float" office:value="-46.5656003" calcext:value-type="float">
            <text:p>-46,5656003</text:p>
          </table:table-cell>
          <table:table-cell office:value-type="string" calcext:value-type="string">
            <text:p>https://www.google.com/maps/place/52%C2%BA+Distrito+Policial+-+Parque+S%C3%A3o+Jorge/@-23.5361334,-46.5656003,17z/data=!3m1!4b1!4m5!3m4!1s0x94ce5ef1ba1485d1:0x9d5cffdd90c3bb90!8m2!3d-23.5361383!4d-46.5634063 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@-23.5361334,-46.565600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053 DP - Parque do Carmo</text:p>
          </table:table-cell>
          <table:table-cell office:value-type="string" calcext:value-type="string">
            <text:p>4 h 14 min (19,7 km)</text:p>
          </table:table-cell>
          <table:table-cell office:value-type="float" office:value="19.7" calcext:value-type="float">
            <text:p>19,7</text:p>
          </table:table-cell>
          <table:table-cell office:value-type="float" office:value="13" calcext:value-type="float">
            <text:p>13</text:p>
          </table:table-cell>
          <table:table-cell office:value-type="float" office:value="-23.5667762" calcext:value-type="float">
            <text:p>-23,5667762</text:p>
          </table:table-cell>
          <table:table-cell office:value-type="float" office:value="-46.4683669" calcext:value-type="float">
            <text:p>-46,4683669</text:p>
          </table:table-cell>
          <table:table-cell office:value-type="string" calcext:value-type="string">
            <text:p>https://www.google.com/maps/place/53%C2%BA+DP+%E2%80%93+Delegacia+de+Pol%C3%ADcia+Parque+do+Carmo/@-23.5667762,-46.4683669,17z/data=!3m1!4b1!4m5!3m4!1s0x94ce665c2cd4ff13:0x6822fb44cdaad5ef!8m2!3d-23.5667811!4d-46.4661729 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@-23.5667762,-46.468366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054 DP - Cidade Tiradentes</text:p>
          </table:table-cell>
          <table:table-cell office:value-type="string" calcext:value-type="string">
            <text:p>5 h 52 min (27,1 km)</text:p>
          </table:table-cell>
          <table:table-cell office:value-type="float" office:value="27.1" calcext:value-type="float">
            <text:p>27,1</text:p>
          </table:table-cell>
          <table:table-cell office:value-type="float" office:value="13" calcext:value-type="float">
            <text:p>13</text:p>
          </table:table-cell>
          <table:table-cell office:value-type="float" office:value="-23.6061293" calcext:value-type="float">
            <text:p>-23,6061293</text:p>
          </table:table-cell>
          <table:table-cell office:value-type="string" calcext:value-type="string">
            <text:p>-46,403517,</text:p>
          </table:table-cell>
          <table:table-cell office:value-type="string" calcext:value-type="string">
            <text:p>https://www.google.com/maps/search/054+DP+-+Cidade+Tiradentes/@-23.6061293,-46.403517,17z 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6061293,-46.40351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055 DP - Parque São Rafael</text:p>
          </table:table-cell>
          <table:table-cell office:value-type="string" calcext:value-type="string">
            <text:p>4 h 21 min (20,5 km)</text:p>
          </table:table-cell>
          <table:table-cell office:value-type="float" office:value="20.5" calcext:value-type="float">
            <text:p>20,5</text:p>
          </table:table-cell>
          <table:table-cell office:value-type="float" office:value="13" calcext:value-type="float">
            <text:p>13</text:p>
          </table:table-cell>
          <table:table-cell office:value-type="float" office:value="-23.6236071" calcext:value-type="float">
            <text:p>-23,6236071</text:p>
          </table:table-cell>
          <table:table-cell office:value-type="float" office:value="-46.4724862" calcext:value-type="float">
            <text:p>-46,4724862</text:p>
          </table:table-cell>
          <table:table-cell office:value-type="string" calcext:value-type="string">
            <text:p>https://www.google.com/maps/place/55%C2%BA+Distrito+Policial+de+Parque+S%C3%A3o+Rafael%2FSP/@-23.6236071,-46.4724862,17z/data=!3m1!4b1!4m5!3m4!1s0x94ce688ce0acc4c1:0xcd76b5b2ef0760d9!8m2!3d-23.623612!4d-46.4702922 </text:p>
          </table:table-cell>
          <table:table-cell office:value-type="float" office:value="93" calcext:value-type="float">
            <text:p>9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@-23.6236071,-46.4724862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056 DP - Vila Alpina</text:p>
          </table:table-cell>
          <table:table-cell office:value-type="string" calcext:value-type="string">
            <text:p>1 h 57 min (9,2 km)</text:p>
          </table:table-cell>
          <table:table-cell office:value-type="float" office:value="9.2" calcext:value-type="float">
            <text:p>9,2</text:p>
          </table:table-cell>
          <table:table-cell office:value-type="float" office:value="13" calcext:value-type="float">
            <text:p>13</text:p>
          </table:table-cell>
          <table:table-cell office:value-type="float" office:value="-23.5861151" calcext:value-type="float">
            <text:p>-23,5861151</text:p>
          </table:table-cell>
          <table:table-cell office:value-type="float" office:value="-46.5775026" calcext:value-type="float">
            <text:p>-46,5775026</text:p>
          </table:table-cell>
          <table:table-cell office:value-type="string" calcext:value-type="string">
            <text:p>https://www.google.com/maps/search/056+DP+-+Vila+Alpinal/@-23.5861151,-46.5775026,13z 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@-23.5861151,-46.5775026,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057 DP - Parque da Moóca</text:p>
          </table:table-cell>
          <table:table-cell office:value-type="string" calcext:value-type="string">
            <text:p>1 h 12 min (5,6 km)</text:p>
          </table:table-cell>
          <table:table-cell office:value-type="float" office:value="5.6" calcext:value-type="float">
            <text:p>5,6</text:p>
          </table:table-cell>
          <table:table-cell office:value-type="float" office:value="13" calcext:value-type="float">
            <text:p>13</text:p>
          </table:table-cell>
          <table:table-cell office:value-type="float" office:value="-23.5688523" calcext:value-type="float">
            <text:p>-23,5688523</text:p>
          </table:table-cell>
          <table:table-cell office:value-type="float" office:value="-46.5867708" calcext:value-type="float">
            <text:p>-46,5867708</text:p>
          </table:table-cell>
          <table:table-cell office:value-type="string" calcext:value-type="string">
            <text:p>https://www.google.com/maps/place/57+Dp+-+Parque+da+Mooca/@-23.5688523,-46.5867708,17z/data=!3m1!4b1!4m5!3m4!1s0x94ce5ea804018c6b:0xc2d197943a5e077!8m2!3d-23.5688572!4d-46.5845768 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@-23.5688523,-46.5867708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058 DP - Vila Formosa</text:p>
          </table:table-cell>
          <table:table-cell office:value-type="string" calcext:value-type="string">
            <text:p>2 h 7 min (9,9 km)</text:p>
          </table:table-cell>
          <table:table-cell office:value-type="float" office:value="9.9" calcext:value-type="float">
            <text:p>9,9</text:p>
          </table:table-cell>
          <table:table-cell office:value-type="float" office:value="12" calcext:value-type="float">
            <text:p>12</text:p>
          </table:table-cell>
          <table:table-cell office:value-type="float" office:value="-23.5624864" calcext:value-type="float">
            <text:p>-23,5624864</text:p>
          </table:table-cell>
          <table:table-cell office:value-type="float" office:value="-46.5474197" calcext:value-type="float">
            <text:p>-46,5474197</text:p>
          </table:table-cell>
          <table:table-cell office:value-type="string" calcext:value-type="string">
            <text:p>https://www.google.com/maps/place/58%C2%BA+DP+Vila+Formosa/@-23.5624864,-46.5474197,17z/data=!3m1!4b1!4m5!3m4!1s0x94ce5dda06ed0597:0x3b9227e07db8fb45!8m2!3d-23.5624913!4d-46.5452257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5624864,-46.547419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059 DP - Jardim Noemia</text:p>
          </table:table-cell>
          <table:table-cell office:value-type="string" calcext:value-type="string">
            <text:p>5 h 25 min (25,6 km)</text:p>
          </table:table-cell>
          <table:table-cell office:value-type="float" office:value="25.6" calcext:value-type="float">
            <text:p>25,6</text:p>
          </table:table-cell>
          <table:table-cell office:value-type="float" office:value="13" calcext:value-type="float">
            <text:p>13</text:p>
          </table:table-cell>
          <table:table-cell office:value-type="float" office:value="-23.487467" calcext:value-type="float">
            <text:p>-23,487467</text:p>
          </table:table-cell>
          <table:table-cell office:value-type="float" office:value="-46.4123545" calcext:value-type="float">
            <text:p>-46,4123545</text:p>
          </table:table-cell>
          <table:table-cell office:value-type="string" calcext:value-type="string">
            <text:p>https://www.google.com/maps/place/59+DP+-+Jardim+dos+Ip%C3%AAs/@-23.487467,-46.4123545,17z/data=!3m1!4b1!4m5!3m4!1s0x94ce6399dae20d3d:0x52054343f90af135!8m2!3d-23.4874719!4d-46.4101605 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-23.487467,-46.4123545,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062 DP - Ermelino Matarazzo</text:p>
          </table:table-cell>
          <table:table-cell office:value-type="string" calcext:value-type="string">
            <text:p>3 h 57 min (18,6 km)</text:p>
          </table:table-cell>
          <table:table-cell office:value-type="float" office:value="18.6" calcext:value-type="float">
            <text:p>18,6</text:p>
          </table:table-cell>
          <table:table-cell office:value-type="float" office:value="13" calcext:value-type="float">
            <text:p>13</text:p>
          </table:table-cell>
          <table:table-cell office:value-type="float" office:value="-23.4895961" calcext:value-type="float">
            <text:p>-23,4895961</text:p>
          </table:table-cell>
          <table:table-cell office:value-type="float" office:value="-46.4840259" calcext:value-type="float">
            <text:p>-46,4840259</text:p>
          </table:table-cell>
          <table:table-cell office:value-type="string" calcext:value-type="string">
            <text:p>https://www.google.com/maps/place/62%C2%BA+DP+-+Ermelino+Matarazzo/@-23.4895961,-46.4840259,17z/data=!3m1!4b1!4m5!3m4!1s0x94ce6053fe7db1a7:0xc4bd25a6b168d63e!8m2!3d-23.489601!4d-46.4818319 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@-23.4895961,-46.484025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063 DP - Vila Jacuí</text:p>
          </table:table-cell>
          <table:table-cell office:value-type="string" calcext:value-type="string">
            <text:p>4 h 33 min (21,4 km)</text:p>
          </table:table-cell>
          <table:table-cell office:value-type="float" office:value="21.4" calcext:value-type="float">
            <text:p>21,4</text:p>
          </table:table-cell>
          <table:table-cell office:value-type="float" office:value="13" calcext:value-type="float">
            <text:p>13</text:p>
          </table:table-cell>
          <table:table-cell office:value-type="float" office:value="-23.5096477" calcext:value-type="float">
            <text:p>-23,5096477</text:p>
          </table:table-cell>
          <table:table-cell office:value-type="float" office:value="-46.4488947" calcext:value-type="float">
            <text:p>-46,4488947</text:p>
          </table:table-cell>
          <table:table-cell office:value-type="string" calcext:value-type="string">
            <text:p>https://www.google.com/maps/place/63%C2%BA+Distrito+Policial/@-23.5096477,-46.4488947,17z/data=!3m1!4b1!4m5!3m4!1s0x94ce615afadd835f:0x2dcad8f0ab65eb3e!8m2!3d-23.5096526!4d-46.4467007 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5096477,-46.448894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064 DP - Cidade A E Carvalho</text:p>
          </table:table-cell>
          <table:table-cell office:value-type="string" calcext:value-type="string">
            <text:p>3 h 48 min (17,8 km)</text:p>
          </table:table-cell>
          <table:table-cell office:value-type="float" office:value="17.8" calcext:value-type="float">
            <text:p>17,8</text:p>
          </table:table-cell>
          <table:table-cell office:value-type="float" office:value="13" calcext:value-type="float">
            <text:p>13</text:p>
          </table:table-cell>
          <table:table-cell office:value-type="float" office:value="-23.5209066" calcext:value-type="float">
            <text:p>-23,5209066</text:p>
          </table:table-cell>
          <table:table-cell office:value-type="float" office:value="-46.4800202" calcext:value-type="float">
            <text:p>-46,4800202</text:p>
          </table:table-cell>
          <table:table-cell office:value-type="string" calcext:value-type="string">
            <text:p>https://www.google.com/maps/search/064+DP+-+Cidade+A+E+Carvalho/@-23.5209066,-46.4800202,16z 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@-23.5209066,-46.4800202,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065 DP - Artur Alvim</text:p>
          </table:table-cell>
          <table:table-cell office:value-type="string" calcext:value-type="string">
            <text:p>3 h 37 min (17,4 km)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office:value-type="float" office:value="-23.5440001" calcext:value-type="float">
            <text:p>-23,5440001</text:p>
          </table:table-cell>
          <table:table-cell office:value-type="float" office:value="-46.4833625" calcext:value-type="float">
            <text:p>-46,4833625</text:p>
          </table:table-cell>
          <table:table-cell office:value-type="string" calcext:value-type="string">
            <text:p>https://www.google.com/maps/place/65%C2%BA+Distrito+Policial+-+Artur+Alvim/@-23.5440001,-46.4833625,17z/data=!3m1!4b1!4m5!3m4!1s0x94ce67261b0cf385:0xa1c5c7e5d7d5c72d!8m2!3d-23.544005!4d-46.4811685 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@-23.5440001,-46.483362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066 DP - Vale do Aricanduva</text:p>
          </table:table-cell>
          <table:table-cell office:value-type="string" calcext:value-type="string">
            <text:p>3 h 28 min (16,6 km)</text:p>
          </table:table-cell>
          <table:table-cell office:value-type="float" office:value="16.6" calcext:value-type="float">
            <text:p>16,6</text:p>
          </table:table-cell>
          <table:table-cell office:value-type="float" office:value="13" calcext:value-type="float">
            <text:p>13</text:p>
          </table:table-cell>
          <table:table-cell office:value-type="float" office:value="-23.5539336" calcext:value-type="float">
            <text:p>-23,5539336</text:p>
          </table:table-cell>
          <table:table-cell office:value-type="float" office:value="-46.4944425" calcext:value-type="float">
            <text:p>-46,4944425</text:p>
          </table:table-cell>
          <table:table-cell office:value-type="string" calcext:value-type="string">
            <text:p>https://www.google.com/maps/place/66%C2%BA+Distrito+Policial+-+Vale+do+Aricanduva/@-23.5539336,-46.4944425,17z/data=!3m1!4b1!4m5!3m4!1s0x94ce673e75bd4dc7:0x3e4d11f0fc2247ed!8m2!3d-23.5539385!4d-46.4922485 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@-23.5539336,-46.494442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067 DP - Jardim Robru</text:p>
          </table:table-cell>
          <table:table-cell office:value-type="string" calcext:value-type="string">
            <text:p>5 h 28 min (25,8 km)</text:p>
          </table:table-cell>
          <table:table-cell office:value-type="float" office:value="25.8" calcext:value-type="float">
            <text:p>25,8</text:p>
          </table:table-cell>
          <table:table-cell office:value-type="float" office:value="13" calcext:value-type="float">
            <text:p>13</text:p>
          </table:table-cell>
          <table:table-cell office:value-type="float" office:value="-23.5202019" calcext:value-type="float">
            <text:p>-23,5202019</text:p>
          </table:table-cell>
          <table:table-cell office:value-type="float" office:value="-46.4136847" calcext:value-type="float">
            <text:p>-46,4136847</text:p>
          </table:table-cell>
          <table:table-cell office:value-type="string" calcext:value-type="string">
            <text:p>https://www.google.com/maps/place/67%C2%BA+Distrito+Policial/@-23.5202019,-46.4136847,17z/data=!3m1!4b1!4m5!3m4!1s0x94ce646f0a8b3add:0xceb78b79a2411a12!8m2!3d-23.5202068!4d-46.4114907 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5202019,-46.413684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068 DP - Lajeado</text:p>
          </table:table-cell>
          <table:table-cell office:value-type="string" calcext:value-type="string">
            <text:p>5 h 43 min (27,4 km)</text:p>
          </table:table-cell>
          <table:table-cell office:value-type="float" office:value="27.4" calcext:value-type="float">
            <text:p>27,4</text:p>
          </table:table-cell>
          <table:table-cell office:value-type="float" office:value="13" calcext:value-type="float">
            <text:p>13</text:p>
          </table:table-cell>
          <table:table-cell office:value-type="float" office:value="-23.5359542" calcext:value-type="float">
            <text:p>-23,5359542</text:p>
          </table:table-cell>
          <table:table-cell office:value-type="float" office:value="-46.4004295" calcext:value-type="float">
            <text:p>-46,4004295</text:p>
          </table:table-cell>
          <table:table-cell office:value-type="string" calcext:value-type="string">
            <text:p>https://www.google.com/maps/place/68+DP+-+Lageado/@-23.5359542,-46.4004295,17z/data=!3m1!4b1!4m5!3m4!1s0x94ce64f91d969a97:0x1478d57004399b3d!8m2!3d-23.5359591!4d-46.3982355 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@-23.5359542,-46.400429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069 DP - Teotônio Vilela</text:p>
          </table:table-cell>
          <table:table-cell office:value-type="string" calcext:value-type="string">
            <text:p>3 h 29 min (16,4 km)</text:p>
          </table:table-cell>
          <table:table-cell office:value-type="float" office:value="16.4" calcext:value-type="float">
            <text:p>16,4</text:p>
          </table:table-cell>
          <table:table-cell office:value-type="float" office:value="13" calcext:value-type="float">
            <text:p>13</text:p>
          </table:table-cell>
          <table:table-cell office:value-type="float" office:value="-23.6084267" calcext:value-type="float">
            <text:p>-23,6084267</text:p>
          </table:table-cell>
          <table:table-cell office:value-type="float" office:value="-46.5033118" calcext:value-type="float">
            <text:p>-46,5033118</text:p>
          </table:table-cell>
          <table:table-cell office:value-type="string" calcext:value-type="string">
            <text:p>https://www.google.com/maps/place/69%C2%AA+Distrito+Policial+-+Teot%C3%B4nio+Vilela+-+8%C2%AA+Seccional/@-23.6084267,-46.5033118,17z/data=!3m1!4b1!4m5!3m4!1s0x94ce67eee9a72a57:0xc31d011c73e4db32!8m2!3d-23.6084316!4d-46.5011178 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@-23.6084267,-46.5033118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070 DP - Vila Ema</text:p>
          </table:table-cell>
          <table:table-cell office:value-type="string" calcext:value-type="string">
            <text:p>2 h 39 min (12,5 km)</text:p>
          </table:table-cell>
          <table:table-cell office:value-type="float" office:value="12.5" calcext:value-type="float">
            <text:p>12,5</text:p>
          </table:table-cell>
          <table:table-cell office:value-type="float" office:value="13" calcext:value-type="float">
            <text:p>13</text:p>
          </table:table-cell>
          <table:table-cell office:value-type="float" office:value="-23.5987243" calcext:value-type="float">
            <text:p>-23,5987243</text:p>
          </table:table-cell>
          <table:table-cell office:value-type="float" office:value="-46.5354841" calcext:value-type="float">
            <text:p>-46,5354841</text:p>
          </table:table-cell>
          <table:table-cell office:value-type="string" calcext:value-type="string">
            <text:p>https://www.google.com/maps/place/70%C2%B0+Delegacia+de+Pol%C3%ADcia+-+Vila+Ema/@-23.5987243,-46.5354841,17z/data=!3m1!4b1!4m5!3m4!1s0x94ce5d729cd49ea9:0x30bc9131068cd9da!8m2!3d-23.5987292!4d-46.5332901 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@-23.5987243,-46.5354841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072 DP - Vila Penteado</text:p>
          </table:table-cell>
          <table:table-cell office:value-type="string" calcext:value-type="string">
            <text:p>2 h 46 min (12,6 km)</text:p>
          </table:table-cell>
          <table:table-cell office:value-type="float" office:value="12.6" calcext:value-type="float">
            <text:p>12,6</text:p>
          </table:table-cell>
          <table:table-cell office:value-type="float" office:value="13" calcext:value-type="float">
            <text:p>13</text:p>
          </table:table-cell>
          <table:table-cell office:value-type="float" office:value="-23.4636336" calcext:value-type="float">
            <text:p>-23,4636336</text:p>
          </table:table-cell>
          <table:table-cell office:value-type="float" office:value="-46.6809602" calcext:value-type="float">
            <text:p>-46,6809602</text:p>
          </table:table-cell>
          <table:table-cell office:value-type="string" calcext:value-type="string">
            <text:p>https://www.google.com/maps/place/72%C2%BA+DP+Vila+Penteado/@-23.4636336,-46.6809602,17z/data=!3m1!4b1!4m5!3m4!1s0x94cef89b4ab212fb:0x8f5b14b003d880e4!8m2!3d-23.4636385!4d-46.6787662 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@-23.4636336,-46.6809602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073 DP - Jaçanã</text:p>
          </table:table-cell>
          <table:table-cell office:value-type="string" calcext:value-type="string">
            <text:p>2 h 48 min (13,3 km)</text:p>
          </table:table-cell>
          <table:table-cell office:value-type="float" office:value="13.3" calcext:value-type="float">
            <text:p>13,3</text:p>
          </table:table-cell>
          <table:table-cell office:value-type="float" office:value="13" calcext:value-type="float">
            <text:p>13</text:p>
          </table:table-cell>
          <table:table-cell office:value-type="float" office:value="-23.4586257" calcext:value-type="float">
            <text:p>-23,4586257</text:p>
          </table:table-cell>
          <table:table-cell office:value-type="float" office:value="-46.5874351" calcext:value-type="float">
            <text:p>-46,5874351</text:p>
          </table:table-cell>
          <table:table-cell office:value-type="string" calcext:value-type="string">
            <text:p>https://www.google.com/maps/place/73%C2%BA+Distrito+Policial+-+Ja%C3%A7an%C3%A3/@-23.4586257,-46.5874351,17z/data=!3m1!4b1!4m5!3m4!1s0x94cef5d24912d5e1:0x872618f450367198!8m2!3d-23.4586306!4d-46.5852411 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@-23.4586257,-46.5874351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074 DP - Jaraguá</text:p>
          </table:table-cell>
          <table:table-cell office:value-type="string" calcext:value-type="string">
            <text:p>3 h 58 min (18,2 km)</text:p>
          </table:table-cell>
          <table:table-cell office:value-type="float" office:value="18.2" calcext:value-type="float">
            <text:p>18,2</text:p>
          </table:table-cell>
          <table:table-cell office:value-type="float" office:value="13" calcext:value-type="float">
            <text:p>13</text:p>
          </table:table-cell>
          <table:table-cell office:value-type="float" office:value="-23.4457317" calcext:value-type="float">
            <text:p>-23,4457317</text:p>
          </table:table-cell>
          <table:table-cell office:value-type="float" office:value="-46.7190538" calcext:value-type="float">
            <text:p>-46,7190538</text:p>
          </table:table-cell>
          <table:table-cell office:value-type="string" calcext:value-type="string">
            <text:p>https://www.google.com/maps/place/74%C2%BA+DP+Jaragu%C3%A1/@-23.4457317,-46.7190538,17z/data=!3m1!4b1!4m5!3m4!1s0x94cefbb73b1edc1b:0xd5dcb2cdb77b74e5!8m2!3d-23.4457366!4d-46.7168598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4457317,-46.7190538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075 DP - Jardim Arpoador</text:p>
          </table:table-cell>
          <table:table-cell office:value-type="string" calcext:value-type="string">
            <text:p>4 h 33 min (20,9 km)</text:p>
          </table:table-cell>
          <table:table-cell office:value-type="float" office:value="20.9" calcext:value-type="float">
            <text:p>20,9</text:p>
          </table:table-cell>
          <table:table-cell office:value-type="float" office:value="13" calcext:value-type="float">
            <text:p>13</text:p>
          </table:table-cell>
          <table:table-cell office:value-type="float" office:value="-23.5972932" calcext:value-type="float">
            <text:p>-23,5972932</text:p>
          </table:table-cell>
          <table:table-cell office:value-type="float" office:value="-46.7981779" calcext:value-type="float">
            <text:p>-46,7981779</text:p>
          </table:table-cell>
          <table:table-cell office:value-type="string" calcext:value-type="string">
            <text:p>https://www.google.com/maps/place/75%C2%B0+Distrito+Policial/@-23.5972932,-46.7981779,17z/data=!3m1!4b1!4m5!3m4!1s0x94ce550528d02b8f:0x1c06bc24ae68c6b9!8m2!3d-23.5972981!4d-46.7959839 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5972932,-46.798177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077 DP - Santa Cecília</text:p>
          </table:table-cell>
          <table:table-cell office:value-type="string" calcext:value-type="string">
            <text:p>39 min (3,0 km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23.5366481" calcext:value-type="float">
            <text:p>-23,5366481</text:p>
          </table:table-cell>
          <table:table-cell office:value-type="float" office:value="-46.6510254" calcext:value-type="float">
            <text:p>-46,6510254</text:p>
          </table:table-cell>
          <table:table-cell office:value-type="string" calcext:value-type="string">
            <text:p>https://www.google.com/maps/place/77%C2%BA+Dp+Santa+Cec%C3%ADlia/@-23.5366481,-46.6510254,17z/data=!3m1!4b1!4m5!3m4!1s0x94ce5840ff0c788f:0x78bf73aaca1115a5!8m2!3d-23.536653!4d-46.6488314 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@-23.5366481,-46.651025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078 DP - Jardins</text:p>
          </table:table-cell>
          <table:table-cell office:value-type="string" calcext:value-type="string">
            <text:p>1 h 8 min (5,0 km)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23.566118" calcext:value-type="float">
            <text:p>-23,566118</text:p>
          </table:table-cell>
          <table:table-cell office:value-type="float" office:value="-46.6715132" calcext:value-type="float">
            <text:p>-46,6715132</text:p>
          </table:table-cell>
          <table:table-cell office:value-type="string" calcext:value-type="string">
            <text:p>https://www.google.com/maps/place/78%C2%BA+Distrito+Policial+-+Jardins/@-23.566118,-46.6715132,17z/data=!3m1!4b1!4m5!3m4!1s0x94ce59d615029701:0x3c2aa2ff74e819ca!8m2!3d-23.5661229!4d-46.6693192 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@-23.566118,-46.6715132,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080 DP - Vila Joaniza</text:p>
          </table:table-cell>
          <table:table-cell office:value-type="string" calcext:value-type="string">
            <text:p>3 h 24 min (15,7 km)</text:p>
          </table:table-cell>
          <table:table-cell office:value-type="float" office:value="15.7" calcext:value-type="float">
            <text:p>15,7</text:p>
          </table:table-cell>
          <table:table-cell office:value-type="float" office:value="13" calcext:value-type="float">
            <text:p>13</text:p>
          </table:table-cell>
          <table:table-cell office:value-type="float" office:value="-23.6736977" calcext:value-type="float">
            <text:p>-23,6736977</text:p>
          </table:table-cell>
          <table:table-cell office:value-type="float" office:value="-46.6620069" calcext:value-type="float">
            <text:p>-46,6620069</text:p>
          </table:table-cell>
          <table:table-cell office:value-type="string" calcext:value-type="string">
            <text:p>https://www.google.com/maps/place/80%C2%BA+Dp+Vila+Joaniza/@-23.6736977,-46.6620069,17z/data=!3m1!4b1!4m5!3m4!1s0x94ce454d75779d37:0xae027433f504b0c2!8m2!3d-23.6737026!4d-46.6598129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6736977,-46.662006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081 DP - Belém</text:p>
          </table:table-cell>
          <table:table-cell office:value-type="string" calcext:value-type="string">
            <text:p>1 h 15 min (6,0 km)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23.535383" calcext:value-type="float">
            <text:p>-23,535383</text:p>
          </table:table-cell>
          <table:table-cell office:value-type="float" office:value="-46.5867314" calcext:value-type="float">
            <text:p>-46,5867314</text:p>
          </table:table-cell>
          <table:table-cell office:value-type="string" calcext:value-type="string">
            <text:p>https://www.google.com/maps/place/81%C2%BA+DP+Bel%C3%A9m/@-23.535383,-46.5867314,17z/data=!3m1!4b1!4m5!3m4!1s0x94ce5ed74c1ec353:0x10658bcab2f29481!8m2!3d-23.5353879!4d-46.5845374 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@-23.535383,-46.5867314,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083 DP - Parque Bristol</text:p>
          </table:table-cell>
          <table:table-cell office:value-type="string" calcext:value-type="string">
            <text:p>2 h 57 min (13,9 km)</text:p>
          </table:table-cell>
          <table:table-cell office:value-type="float" office:value="13.9" calcext:value-type="float">
            <text:p>13,9</text:p>
          </table:table-cell>
          <table:table-cell office:value-type="float" office:value="13" calcext:value-type="float">
            <text:p>13</text:p>
          </table:table-cell>
          <table:table-cell office:value-type="float" office:value="-23.6565484" calcext:value-type="float">
            <text:p>-23,6565484</text:p>
          </table:table-cell>
          <table:table-cell office:value-type="float" office:value="-46.6160051" calcext:value-type="float">
            <text:p>-46,6160051</text:p>
          </table:table-cell>
          <table:table-cell office:value-type="string" calcext:value-type="string">
            <text:p>https://www.google.com/maps/place/83%C2%B0+Distrito+Policial+-+Parque+Bristol/@-23.6565484,-46.6160051,17z/data=!3m1!4b1!4m5!3m4!1s0x94ce44cacf0c6dd5:0x3f5526babf18688e!8m2!3d-23.6565533!4d-46.6138111 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@-23.6565484,-46.6160051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085 DP - Jardim Mirna</text:p>
          </table:table-cell>
          <table:table-cell office:value-type="string" calcext:value-type="string">
            <text:p>6 h 12 min (29,0 km)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-23.7706305" calcext:value-type="float">
            <text:p>-23,7706305</text:p>
          </table:table-cell>
          <table:table-cell office:value-type="float" office:value="-46.6993203" calcext:value-type="float">
            <text:p>-46,6993203</text:p>
          </table:table-cell>
          <table:table-cell office:value-type="string" calcext:value-type="string">
            <text:p>https://www.google.com/maps/place/85%C2%B0+DP+-+Jardim+Mirna/@-23.7706305,-46.6993203,17z/data=!3m1!4b1!4m5!3m4!1s0x94ce48c57801f769:0x1c0da2767120b0c4!8m2!3d-23.7706354!4d-46.6971263 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7706305,-46.699320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087 DP - Vila Pereira Barreto</text:p>
          </table:table-cell>
          <table:table-cell office:value-type="string" calcext:value-type="string">
            <text:p>3 h 3 min (14,2 km)</text:p>
          </table:table-cell>
          <table:table-cell office:value-type="float" office:value="14.2" calcext:value-type="float">
            <text:p>14,2</text:p>
          </table:table-cell>
          <table:table-cell office:value-type="float" office:value="12" calcext:value-type="float">
            <text:p>12</text:p>
          </table:table-cell>
          <table:table-cell office:value-type="float" office:value="-23.4819879" calcext:value-type="float">
            <text:p>-23,4819879</text:p>
          </table:table-cell>
          <table:table-cell office:value-type="float" office:value="-46.7274173" calcext:value-type="float">
            <text:p>-46,7274173</text:p>
          </table:table-cell>
          <table:table-cell office:value-type="string" calcext:value-type="string">
            <text:p>https://www.google.com/maps/place/87%C2%BA+DP+-+Vila+Pereira+Barreto/@-23.4819879,-46.7274173,17z/data=!3m1!4b1!4m5!3m4!1s0x94cef96a860a43d9:0x3d2555c293d5fc90!8m2!3d-23.4819928!4d-46.7252233 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@-23.4819879,-46.727417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089 DP - Portal do Morumbi</text:p>
          </table:table-cell>
          <table:table-cell office:value-type="string" calcext:value-type="string">
            <text:p>3 h 21 min (15,2 km)</text:p>
          </table:table-cell>
          <table:table-cell office:value-type="float" office:value="15.2" calcext:value-type="float">
            <text:p>15,2</text:p>
          </table:table-cell>
          <table:table-cell office:value-type="float" office:value="13" calcext:value-type="float">
            <text:p>13</text:p>
          </table:table-cell>
          <table:table-cell office:value-type="float" office:value="-23.6084035" calcext:value-type="float">
            <text:p>-23,6084035</text:p>
          </table:table-cell>
          <table:table-cell office:value-type="float" office:value="-46.7382333" calcext:value-type="float">
            <text:p>-46,7382333</text:p>
          </table:table-cell>
          <table:table-cell office:value-type="string" calcext:value-type="string">
            <text:p>https://www.google.com/maps/place/89%C2%BA+Departamento+de+Pol%C3%ADcia+Portal+Do+Morumbi/@-23.6084035,-46.7382333,17z/data=!3m1!4b1!4m5!3m4!1s0x94ce56bb733ef249:0x65ed8574f8ca53b2!8m2!3d-23.6084084!4d-46.7360393 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@-23.6084035,-46.738233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090 DP - Parque Novo Mundo</text:p>
          </table:table-cell>
          <table:table-cell office:value-type="string" calcext:value-type="string">
            <text:p>5 h 19 min (24,9 km)</text:p>
          </table:table-cell>
          <table:table-cell office:value-type="float" office:value="24.9" calcext:value-type="float">
            <text:p>24,9</text:p>
          </table:table-cell>
          <table:table-cell office:value-type="float" office:value="13" calcext:value-type="float">
            <text:p>13</text:p>
          </table:table-cell>
          <table:table-cell office:value-type="float" office:value="-23.5012364" calcext:value-type="float">
            <text:p>-23,5012364</text:p>
          </table:table-cell>
          <table:table-cell office:value-type="string" calcext:value-type="string">
            <text:p>-46,572146,</text:p>
          </table:table-cell>
          <table:table-cell office:value-type="string" calcext:value-type="string">
            <text:p>https://www.google.com/maps/search/090+DP+-+Parque+Novo+Mundo/@-23.5012364,-46.572146,17z 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@-23.5012364,-46.57214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091 DP - Ceagesp</text:p>
          </table:table-cell>
          <table:table-cell office:value-type="string" calcext:value-type="string">
            <text:p>2 h 6 min (10,0 km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23.5369039" calcext:value-type="float">
            <text:p>-23,5369039</text:p>
          </table:table-cell>
          <table:table-cell office:value-type="float" office:value="-46.7355872" calcext:value-type="float">
            <text:p>-46,7355872</text:p>
          </table:table-cell>
          <table:table-cell office:value-type="string" calcext:value-type="string">
            <text:p>https://www.google.com/maps/search/091+DP+-+Ceagesp/@-23.5369039,-46.7355872,17z 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@-23.5369039,-46.7355872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092 DP - Parque Santo Antônio</text:p>
          </table:table-cell>
          <table:table-cell office:value-type="string" calcext:value-type="string">
            <text:p>1 h 50 min (8,1 km)</text:p>
          </table:table-cell>
          <table:table-cell office:value-type="float" office:value="8.1" calcext:value-type="float">
            <text:p>8,1</text:p>
          </table:table-cell>
          <table:table-cell office:value-type="float" office:value="13" calcext:value-type="float">
            <text:p>13</text:p>
          </table:table-cell>
          <table:table-cell office:value-type="float" office:value="-23.6628954" calcext:value-type="float">
            <text:p>-23,6628954</text:p>
          </table:table-cell>
          <table:table-cell office:value-type="float" office:value="-46.7583935" calcext:value-type="float">
            <text:p>-46,7583935</text:p>
          </table:table-cell>
          <table:table-cell office:value-type="string" calcext:value-type="string">
            <text:p>https://www.google.com/maps/place/92%C2%BA+DP+-+Parque+Santo+Ant%C3%B4nio/@-23.6628954,-46.7583935,17z/data=!3m1!4b1!4m5!3m4!1s0x94ce53d241b367e7:0x674dbe5bfb5248bc!8m2!3d-23.6629003!4d-46.7561995 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@-23.6628954,-46.758393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093 DP - Jaguaré</text:p>
          </table:table-cell>
          <table:table-cell office:value-type="string" calcext:value-type="string">
            <text:p>1 h 28 min (7,0 km)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3.5406606" calcext:value-type="float">
            <text:p>-23,5406606</text:p>
          </table:table-cell>
          <table:table-cell office:value-type="float" office:value="-46.7639342" calcext:value-type="float">
            <text:p>-46,7639342</text:p>
          </table:table-cell>
          <table:table-cell office:value-type="string" calcext:value-type="string">
            <text:p>https://www.google.com/maps/search/093+DP+-+Jaguar%C3%A9%C3%B4nio/@-23.5406606,-46.7639342,14z/data=!3m1!4b1 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@-23.5406606,-46.7639342,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095 DP - Heliópolis</text:p>
          </table:table-cell>
          <table:table-cell office:value-type="string" calcext:value-type="string">
            <text:p>4 h 1 min (18,5 km)</text:p>
          </table:table-cell>
          <table:table-cell office:value-type="float" office:value="18.5" calcext:value-type="float">
            <text:p>18,5</text:p>
          </table:table-cell>
          <table:table-cell office:value-type="float" office:value="12" calcext:value-type="float">
            <text:p>12</text:p>
          </table:table-cell>
          <table:table-cell office:value-type="float" office:value="-23.6038034" calcext:value-type="float">
            <text:p>-23,6038034</text:p>
          </table:table-cell>
          <table:table-cell office:value-type="float" office:value="-46.5971843" calcext:value-type="float">
            <text:p>-46,5971843</text:p>
          </table:table-cell>
          <table:table-cell office:value-type="string" calcext:value-type="string">
            <text:p>https://www.google.com/maps/place/95%C2%B0+DP+-+Cohab+Heliopolis/@-23.6038034,-46.5971843,17z/data=!3m1!4b1!4m5!3m4!1s0x94ce5b8ee7493b05:0x2484caba8ced7b19!8m2!3d-23.6038083!4d-46.5949903 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@-23.6038034,-46.5971843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096 DP - Monções</text:p>
          </table:table-cell>
          <table:table-cell office:value-type="string" calcext:value-type="string">
            <text:p>1 h 38 min (7,6 km)</text:p>
          </table:table-cell>
          <table:table-cell office:value-type="float" office:value="7.6" calcext:value-type="float">
            <text:p>7,6</text:p>
          </table:table-cell>
          <table:table-cell office:value-type="float" office:value="13" calcext:value-type="float">
            <text:p>13</text:p>
          </table:table-cell>
          <table:table-cell office:value-type="float" office:value="-23.6044009" calcext:value-type="float">
            <text:p>-23,6044009</text:p>
          </table:table-cell>
          <table:table-cell office:value-type="float" office:value="-46.6951286" calcext:value-type="float">
            <text:p>-46,6951286</text:p>
          </table:table-cell>
          <table:table-cell office:value-type="string" calcext:value-type="string">
            <text:p>https://www.google.com/maps/place/96%C2%BA+Distrito+da+Pol%C3%ADcia+C%C3%ADvil+-+Berrini/@-23.6044009,-46.6951286,17z/data=!3m1!4b1!4m5!3m4!1s0x94ce5734e542203d:0xae8b359a15d929c1!8m2!3d-23.6044058!4d-46.6929346 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@-23.6044009,-46.695128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097 DP - Americanópolis</text:p>
          </table:table-cell>
          <table:table-cell office:value-type="string" calcext:value-type="string">
            <text:p>3 h 16 min (15,1 km)</text:p>
          </table:table-cell>
          <table:table-cell office:value-type="float" office:value="15.1" calcext:value-type="float">
            <text:p>15,1</text:p>
          </table:table-cell>
          <table:table-cell office:value-type="float" office:value="13" calcext:value-type="float">
            <text:p>13</text:p>
          </table:table-cell>
          <table:table-cell office:value-type="float" office:value="-23.653617" calcext:value-type="float">
            <text:p>-23,653617</text:p>
          </table:table-cell>
          <table:table-cell office:value-type="float" office:value="-46.6354413" calcext:value-type="float">
            <text:p>-46,6354413</text:p>
          </table:table-cell>
          <table:table-cell office:value-type="string" calcext:value-type="string">
            <text:p>https://www.google.com/maps/place/97%C2%B0+DP+-+Distrito+Policial/@-23.653617,-46.6354413,17z/data=!3m1!4b1!4m5!3m4!1s0x94ce5ad793696ce3:0xa558c354f299bd14!8m2!3d-23.6536219!4d-46.6332473 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@-23.653617,-46.6354413,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098 DP - Jardim Míriam</text:p>
          </table:table-cell>
          <table:table-cell office:value-type="string" calcext:value-type="string">
            <text:p>3 h 30 min (16,3 km)</text:p>
          </table:table-cell>
          <table:table-cell office:value-type="float" office:value="16.3" calcext:value-type="float">
            <text:p>16,3</text:p>
          </table:table-cell>
          <table:table-cell office:value-type="float" office:value="13" calcext:value-type="float">
            <text:p>13</text:p>
          </table:table-cell>
          <table:table-cell office:value-type="float" office:value="-23.6851677" calcext:value-type="float">
            <text:p>-23,6851677</text:p>
          </table:table-cell>
          <table:table-cell office:value-type="float" office:value="-46.6394415" calcext:value-type="float">
            <text:p>-46,6394415</text:p>
          </table:table-cell>
          <table:table-cell office:value-type="string" calcext:value-type="string">
            <text:p>https://www.google.com/maps/place/98%C2%B0+DP+-+Jardim+Miriam/@-23.6851677,-46.6394415,17z/data=!3m1!4b1!4m5!3m4!1s0x94ce45192462c961:0x1a7855f517d7dc9!8m2!3d-23.6851726!4d-46.6372475 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-23.6851677,-46.639441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099 DP - Campo Grande</text:p>
          </table:table-cell>
          <table:table-cell office:value-type="string" calcext:value-type="string">
            <text:p>2 h 16 min (10,4 km)</text:p>
          </table:table-cell>
          <table:table-cell office:value-type="float" office:value="10.4" calcext:value-type="float">
            <text:p>10,4</text:p>
          </table:table-cell>
          <table:table-cell office:value-type="float" office:value="13" calcext:value-type="float">
            <text:p>13</text:p>
          </table:table-cell>
          <table:table-cell office:value-type="float" office:value="-23.6619815" calcext:value-type="float">
            <text:p>-23,6619815</text:p>
          </table:table-cell>
          <table:table-cell office:value-type="float" office:value="-46.6892444" calcext:value-type="float">
            <text:p>-46,6892444</text:p>
          </table:table-cell>
          <table:table-cell office:value-type="string" calcext:value-type="string">
            <text:p>https://www.google.com/maps/place/99%C2%BA+DP+Campo+Grande/@-23.6619815,-46.6892444,17z/data=!3m1!4b1!4m5!3m4!1s0x94ce506b2ac85b73:0x6713544f75a33e24!8m2!3d-23.6619864!4d-46.6870504 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@-23.6619815,-46.689244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100 DP - Jardim Herculano</text:p>
          </table:table-cell>
          <table:table-cell office:value-type="string" calcext:value-type="string">
            <text:p>2 h 42 min (12,0 km)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23.6929839" calcext:value-type="float">
            <text:p>-23,6929839</text:p>
          </table:table-cell>
          <table:table-cell office:value-type="float" office:value="-46.7621557" calcext:value-type="float">
            <text:p>-46,7621557</text:p>
          </table:table-cell>
          <table:table-cell office:value-type="string" calcext:value-type="string">
            <text:p>https://www.google.com/maps/place/100+Dp+-+Jardim+Herculano/@-23.6929839,-46.7621557,17z/data=!3m1!4b1!4m5!3m4!1s0x94ce5210e80dde79:0x9f9a7a6822d650dc!8m2!3d-23.6929888!4d-46.7599617 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@-23.6929839,-46.762155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101 DP - Jardim das Imbuias</text:p>
          </table:table-cell>
          <table:table-cell office:value-type="string" calcext:value-type="string">
            <text:p>3 h 39 min (17,0 km)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23.7297932" calcext:value-type="float">
            <text:p>-23,7297932</text:p>
          </table:table-cell>
          <table:table-cell office:value-type="float" office:value="-46.7116229" calcext:value-type="float">
            <text:p>-46,7116229</text:p>
          </table:table-cell>
          <table:table-cell office:value-type="string" calcext:value-type="string">
            <text:p>https://www.google.com/maps/place/Pol%C3%ADcia+Civil+-+101%C2%BA+Distrito+Policial/@-23.7297932,-46.7116229,17z/data=!3m1!4b1!4m5!3m4!1s0x94ce4f01db10b89f:0x46c1c1a5ed67a8d0!8m2!3d-23.7297981!4d-46.7094289 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@-23.7297932,-46.711622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102 DP - Socorro</text:p>
          </table:table-cell>
          <table:table-cell office:value-type="string" calcext:value-type="string">
            <text:p>2 h 15 min (10,3 km)</text:p>
          </table:table-cell>
          <table:table-cell office:value-type="float" office:value="10.3" calcext:value-type="float">
            <text:p>10,3</text:p>
          </table:table-cell>
          <table:table-cell office:value-type="float" office:value="13" calcext:value-type="float">
            <text:p>13</text:p>
          </table:table-cell>
          <table:table-cell office:value-type="float" office:value="-23.6763238" calcext:value-type="float">
            <text:p>-23,6763238</text:p>
          </table:table-cell>
          <table:table-cell office:value-type="float" office:value="-46.7142509" calcext:value-type="float">
            <text:p>-46,7142509</text:p>
          </table:table-cell>
          <table:table-cell office:value-type="string" calcext:value-type="string">
            <text:p>https://www.google.com/maps/place/102%C2%B0+DP+-+Socorro/@-23.6763238,-46.7142509,17z/data=!3m1!4b1!4m5!3m4!1s0x94ce51cc4319e129:0x4bde195d7034e16f!8m2!3d-23.6763287!4d-46.7120569 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@-23.6763238,-46.714250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103 DP - Cohab Itaquera</text:p>
          </table:table-cell>
          <table:table-cell office:value-type="string" calcext:value-type="string">
            <text:p>8 h 3 min (37,6 km)</text:p>
          </table:table-cell>
          <table:table-cell office:value-type="float" office:value="37.6" calcext:value-type="float">
            <text:p>37,6</text:p>
          </table:table-cell>
          <table:table-cell office:value-type="float" office:value="12" calcext:value-type="float">
            <text:p>12</text:p>
          </table:table-cell>
          <table:table-cell office:value-type="float" office:value="-23.5519727" calcext:value-type="float">
            <text:p>-23,5519727</text:p>
          </table:table-cell>
          <table:table-cell office:value-type="float" office:value="-46.4392091" calcext:value-type="float">
            <text:p>-46,4392091</text:p>
          </table:table-cell>
          <table:table-cell office:value-type="string" calcext:value-type="string">
            <text:p>https://www.google.com/maps/place/103%C2%B0+DP+-+Itaquera%2FCohab+II/@-23.5519727,-46.4392091,17z/data=!3m1!4b1!4m5!3m4!1s0x94ce642bcdb87a53:0xf824977c3e65eceb!8m2!3d-23.5519776!4d-46.4370151 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@-23.5519727,-46.4392091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1ª DDM - 1ª Seccional - Centro</text:p>
          </table:table-cell>
          <table:table-cell table:number-columns-repeated="3"/>
          <table:table-cell office:value-type="float" office:value="-23.5660676" calcext:value-type="float">
            <text:p>-23,5660676</text:p>
          </table:table-cell>
          <table:table-cell office:value-type="float" office:value="-46.6714825" calcext:value-type="float">
            <text:p>-46,6714825</text:p>
          </table:table-cell>
          <table:table-cell office:value-type="string" calcext:value-type="string">
            <text:p>https://www.google.com/maps/place/Centro+De+Execu%C3%A7%C3%B5es+De+Cartas+Precatorias+1%C2%BA+Seccional/@-23.5660676,-46.6714825,17z/data=!3m1!4b1!4m5!3m4!1s0x94ce59d66ada9e85:0x5f230181116d9892!8m2!3d-23.5660725!4d-46.6692885 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@-23.5660676,-46.671482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ª DDM - 2ª Seccional - Sul</text:p>
          </table:table-cell>
          <table:table-cell table:number-columns-repeated="3"/>
          <table:table-cell office:value-type="float" office:value="-23.6043332" calcext:value-type="float">
            <text:p>-23,6043332</text:p>
          </table:table-cell>
          <table:table-cell office:value-type="float" office:value="-46.6951145" calcext:value-type="float">
            <text:p>-46,6951145</text:p>
          </table:table-cell>
          <table:table-cell office:value-type="string" calcext:value-type="string">
            <text:p>https://www.google.com/maps/place/2+DELEGACIA+SECCIONAL+SUL/@-23.6043332,-46.6951145,17z/data=!3m1!4b1!4m5!3m4!1s0x94ce5734f771a7f5:0x8d618d8baa6ea20e!8m2!3d-23.6043381!4d-46.6929205 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@-23.6043332,-46.6951145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3ª DDM - 3ª Seccional - Oeste</text:p>
          </table:table-cell>
          <table:table-cell table:number-columns-repeated="3"/>
          <table:table-cell office:value-type="float" office:value="-23.5602416" calcext:value-type="float">
            <text:p>-23,5602416</text:p>
          </table:table-cell>
          <table:table-cell office:value-type="float" office:value="-46.7493921" calcext:value-type="float">
            <text:p>-46,7493921</text:p>
          </table:table-cell>
          <table:table-cell office:value-type="string" calcext:value-type="string">
            <text:p>https://www.google.com/maps/search/3%C2%AA+DDM+-+3%C2%AA+Seccional+-+Oestentro/@-23.5602416,-46.7493921,17z/data=!3m1!4b1 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@-23.5602416,-46.7493921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4ª DDM - 4ª Seccional - Norte</text:p>
          </table:table-cell>
          <table:table-cell table:number-columns-repeated="3"/>
          <table:table-cell office:value-type="float" office:value="-23.6097535" calcext:value-type="float">
            <text:p>-23,6097535</text:p>
          </table:table-cell>
          <table:table-cell office:value-type="float" office:value="-46.7579841" calcext:value-type="float">
            <text:p>-46,7579841</text:p>
          </table:table-cell>
          <table:table-cell office:value-type="string" calcext:value-type="string">
            <text:p>https://www.google.com/maps/search/4%C2%AA+DDM+-+4%C2%AA+Seccional+-+Nortestentro/@-23.6097535,-46.7579841,17z/data=!3m1!4b1 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@-23.6097535,-46.7579841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5ª DDM - 5ª Seccional - Leste</text:p>
          </table:table-cell>
          <table:table-cell table:number-columns-repeated="3"/>
          <table:table-cell office:value-type="float" office:value="-23.5361515" calcext:value-type="float">
            <text:p>-23,5361515</text:p>
          </table:table-cell>
          <table:table-cell office:value-type="float" office:value="-46.5655356" calcext:value-type="float">
            <text:p>-46,5655356</text:p>
          </table:table-cell>
          <table:table-cell office:value-type="string" calcext:value-type="string">
            <text:p>https://www.google.com/maps/place/5a+delegacia+de+defesa+da+mulher/@-23.5361515,-46.5655356,17z/data=!3m1!4b1!4m5!3m4!1s0x94ce5ef1c7b6cc3f:0xd1e2674ba813bc29!8m2!3d-23.5361564!4d-46.5633416 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@-23.5361515,-46.565535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6ª DDM - 6ª Seccional - Santo Amaro</text:p>
          </table:table-cell>
          <table:table-cell table:number-columns-repeated="3"/>
          <table:table-cell office:value-type="float" office:value="-23.6468819" calcext:value-type="float">
            <text:p>-23,6468819</text:p>
          </table:table-cell>
          <table:table-cell office:value-type="float" office:value="-46.7096476" calcext:value-type="float">
            <text:p>-46,7096476</text:p>
          </table:table-cell>
          <table:table-cell office:value-type="string" calcext:value-type="string">
            <text:p>https://www.google.com/maps/place/6%C2%AA+Delegacia+de+Defesa+da+Mulher/@-23.6468819,-46.7096476,17z/data=!3m1!4b1!4m5!3m4!1s0x94ce5014d0724a03:0x95301b4a4979ce2b!8m2!3d-23.6468868!4d-46.7074536 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@-23.6468819,-46.709647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7ª DDM - 7ª Seccional - Itaquera</text:p>
          </table:table-cell>
          <table:table-cell table:number-columns-repeated="3"/>
          <table:table-cell office:value-type="float" office:value="-23.5519606" calcext:value-type="float">
            <text:p>-23,5519606</text:p>
          </table:table-cell>
          <table:table-cell office:value-type="float" office:value="-46.4390604" calcext:value-type="float">
            <text:p>-46,4390604</text:p>
          </table:table-cell>
          <table:table-cell office:value-type="string" calcext:value-type="string">
            <text:p>https://www.google.com/maps/place/7%C2%AA+Delegacia+Seccional/@-23.5519606,-46.4390604,17z/data=!3m1!4b1!4m5!3m4!1s0x94ce642a337c40e3:0x96b6e13fe6eba74b!8m2!3d-23.5519655!4d-46.4368664 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@-23.5519606,-46.439060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8ª DDM - 8ª Seccional São Mateus</text:p>
          </table:table-cell>
          <table:table-cell table:number-columns-repeated="3"/>
          <table:table-cell office:value-type="float" office:value="-23.5539437" calcext:value-type="float">
            <text:p>-23,5539437</text:p>
          </table:table-cell>
          <table:table-cell office:value-type="float" office:value="-46.4944409" calcext:value-type="float">
            <text:p>-46,4944409</text:p>
          </table:table-cell>
          <table:table-cell office:value-type="string" calcext:value-type="string">
            <text:p>https://www.google.com/maps/place/8%C2%AA+DDM+Delegacia+de+Defesa+da+Mulher/@-23.5539437,-46.4944409,17z/data=!3m1!4b1!4m5!3m4!1s0x94ce673e0ab6dab3:0xf94d2e69fa958c67!8m2!3d-23.5539486!4d-46.4922469 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@-23.5539437,-46.494440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9ª DDM - 3ª Seccional - Oeste</text:p>
          </table:table-cell>
          <table:table-cell table:number-columns-repeated="3"/>
          <table:table-cell office:value-type="float" office:value="-23.5539437" calcext:value-type="float">
            <text:p>-23,5539437</text:p>
          </table:table-cell>
          <table:table-cell office:value-type="float" office:value="-46.4944409" calcext:value-type="float">
            <text:p>-46,4944409</text:p>
          </table:table-cell>
          <table:table-cell office:value-type="string" calcext:value-type="string">
            <text:p>https://www.google.com/maps/search/9%C2%AA+DDM+-+3%C2%AA+Seccional+-+OesteMateusuerato+Amarotertestentro/@-23.5539437,-46.4944409,17z/data=!3m1!4b1 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@-23.5539437,-46.4944409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Central de Flagrantes II - 91 DP</text:p>
          </table:table-cell>
          <table:table-cell table:number-columns-repeated="3"/>
          <table:table-cell table:number-columns-repeated="2" office:value-type="string" calcext:value-type="string">
            <text:p>#VALOR!</text:p>
          </table:table-cell>
          <table:table-cell/>
          <table:table-cell table:number-columns-repeated="4" office:value-type="string" calcext:value-type="string">
            <text:p>#VALOR!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el, Aeroporto Int, SP - Guarulhos (SP)</text:p>
          </table:table-cell>
          <table:table-cell table:number-columns-repeated="3"/>
          <table:table-cell table:number-columns-repeated="2" office:value-type="string" calcext:value-type="string">
            <text:p>#VALOR!</text:p>
          </table:table-cell>
          <table:table-cell office:value-type="string" calcext:value-type="string">
            <text:p>https://www.google.com/maps/search/Del,+Aeropuerto+Int,+SP+-+Guarulhos+(SP)+DPsteMateusuerato+Amarotertestentro/@-23.4387896,-46.4900896,15z 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string" calcext:value-type="string">
            <text:p>#VALOR!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el, Aeroporto Int, Viracopos - CPS (SP)</text:p>
          </table:table-cell>
          <table:table-cell table:number-columns-repeated="3"/>
          <table:table-cell office:value-type="float" office:value="-23.4305682" calcext:value-type="float">
            <text:p>-23,4305682</text:p>
          </table:table-cell>
          <table:table-cell office:value-type="string" calcext:value-type="string">
            <text:p>-46,475237,</text:p>
          </table:table-cell>
          <table:table-cell office:value-type="string" calcext:value-type="string">
            <text:p>https://www.google.com/maps/place/Aeroporto+Internacional+de+S%C3%A3o+Paulo/@-23.4305682,-46.475237,17z/data=!3m1!4b1!4m5!3m4!1s0x94ce8af96f722a25:0x8071626c51a7154a!8m2!3d-23.4305731!4d-46.473043 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@-23.4305682,-46.475237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el, Aeroporto SP - Congonhas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office:value-type="string" calcext:value-type="string">
            <text:p>https://www.google.com/maps/search/Del,+Aeroporto+SP+-+Congonhass+-+CPS+(SP)arulhos+(SP)+DPsteMateusuerato+Amarotertestentro/@-23.5196599,-46.5984324,17z/data=!3m1!4b1 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@-23.5196599,-46.598432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Del, Pol, Atendimento ao Turista</text:p>
          </table:table-cell>
          <table:table-cell table:number-columns-repeated="3"/>
          <table:table-cell office:value-type="float" office:value="-23.6109672" calcext:value-type="float">
            <text:p>-23,6109672</text:p>
          </table:table-cell>
          <table:table-cell office:value-type="string" calcext:value-type="string">
            <text:p>-46,603576,</text:p>
          </table:table-cell>
          <table:table-cell office:value-type="string" calcext:value-type="string">
            <text:p>https://www.google.com/maps/search/Del,+Pol,+Atendimento+ao+Turistahass+-+CPS+(SP)arulhos+(SP)+DPsteMateusuerato+Amarotertestentro/@-23.6109672,-46.603576,12z/data=!3m1!4b1 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@-23.6109672,-46.603576,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egacia de Proteção ao Idoso - 1ª Seccional - Centro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office:value-type="string" calcext:value-type="string">
            <text:p>https://www.google.com/maps/search/Delegacia+de+Prote%C3%A7%C3%A3o+ao+Idoso+-+1%C2%AA+Seccional+-+Centroristahass+-+CPS+(SP)arulhos+(SP)+DPsteMateusuerato+Amarotertestentro/@-23.5196599,-46.5984324,17z/data=!3m1!4b1 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@-23.5196599,-46.598432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egacia do Idoso - 2ª Seccional - Sul</text:p>
          </table:table-cell>
          <table:table-cell table:number-columns-repeated="6"/>
          <table:table-cell table:number-columns-repeated="4" office:value-type="string" calcext:value-type="string">
            <text:p>#VALOR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egacia do Idoso - 3ª Seccional - Oeste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office:value-type="string" calcext:value-type="string">
            <text:p>https://www.google.com/maps/search/Delegacia+do+Idoso+-+3%C2%AA+Seccional+-+Oestecional+-+Suldoso+-+1%C2%AA+Seccional+-+Centroristahass+-+CPS+(SP)arulhos+(SP)+DPsteMateusuerato+Amarotertestentro/@-23.5196599,-46.5984324,17z/data=!3m1!4b1 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@-23.5196599,-46.598432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legacia do Idoso - 4ª Seccional - Norte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office:value-type="string" calcext:value-type="string">
            <text:p>https://www.google.com/maps/search/Delegacia+do+Idoso+-+4%C2%AA+Seccional+-+Nortecional+-+Oestecional+-+Suldoso+-+1%C2%AA+Seccional+-+Centroristahass+-+CPS+(SP)arulhos+(SP)+DPsteMateusuerato+Amarotertestentro/@-23.5196599,-46.5984324,17z/data=!3m1!4b1 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@-23.5196599,-46.598432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egacia do Idoso - 5ª Seccional - Leste</text:p>
          </table:table-cell>
          <table:table-cell table:number-columns-repeated="3"/>
          <table:table-cell office:value-type="float" office:value="-23.5356629" calcext:value-type="float">
            <text:p>-23,5356629</text:p>
          </table:table-cell>
          <table:table-cell office:value-type="float" office:value="-46.5870306" calcext:value-type="float">
            <text:p>-46,5870306</text:p>
          </table:table-cell>
          <table:table-cell office:value-type="string" calcext:value-type="string">
            <text:p>https://www.google.com/maps/search/Delegacia+do+Idoso+-+5%C2%AA+Seccional+-+Lestecional+-+Nortecional+-+Oestecional+-+Suldoso+-+1%C2%AA+Seccional+-+Centroristahass+-+CPS+(SP)arulhos+(SP)+DPsteMateusuerato+Amarotertestentro/@-23.5356629,-46.5870306,17z/data=!3m1!4b1 </text:p>
          </table:table-cell>
          <table:table-cell office:value-type="float" office:value="224" calcext:value-type="float">
            <text:p>22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@-23.5356629,-46.587030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egacia do Idoso - 6ª Secional - Santo Amaro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office:value-type="string" calcext:value-type="string">
            <text:p>https://www.google.com/maps/search/Delegacia+do+Idoso+-+6%C2%AA+Secional+-+Santo+Amarocional+-+Lestecional+-+Nortecional+-+Oestecional+-+Suldoso+-+1%C2%AA+Seccional+-+Centroristahass+-+CPS+(SP)arulhos+(SP)+DPsteMateusuerato+Amarotertestentro/@-23.5196599,-46.5984324,17z/data=!3m1!4b1 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@-23.5196599,-46.598432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legacia do Idoso - 7ª Seccional - Itaquera</text:p>
          </table:table-cell>
          <table:table-cell table:number-columns-repeated="3"/>
          <table:table-cell office:value-type="float" office:value="-23.5356629" calcext:value-type="float">
            <text:p>-23,5356629</text:p>
          </table:table-cell>
          <table:table-cell office:value-type="float" office:value="-46.5870306" calcext:value-type="float">
            <text:p>-46,5870306</text:p>
          </table:table-cell>
          <table:table-cell office:value-type="string" calcext:value-type="string">
            <text:p>https://www.google.com/maps/place/5+%C2%B0+Del+Seccional+Leste/@-23.5356629,-46.5870306,17z/data=!3m1!4b1!4m5!3m4!1s0x94ce5ed74a925fa1:0xfe7872fcd78e907e!8m2!3d-23.5356678!4d-46.5848366 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@-23.5356629,-46.5870306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legacia do Idoso - 8ª Seccional - São Mateus</text:p>
          </table:table-cell>
          <table:table-cell table:number-columns-repeated="5"/>
          <table:table-cell office:value-type="string" calcext:value-type="string">
            <text:p>https://www.google.com/maps/search/Delegacia+do+Idoso+-+8%C2%AA+Seccional+-+S%C3%A3o+Mateuscional+-+S%C3%A3o+Mateuscional+-+Itaqueraional+-+Santo+Amarocional+-+Lestecional+-+Nortecional+-+Oestecional+-+Suldoso+-+1%C2%AA+Seccional+-+Centroristahass+-+CPS+(SP)arulhos+(SP)+DPsteMateusuerato+Amarotertestentro/@-23.5356629,-46.5870306,17z 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string" calcext:value-type="string">
            <text:p>#VALOR!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legacia Porto de Santos (SP)</text:p>
          </table:table-cell>
          <table:table-cell table:number-columns-repeated="3"/>
          <table:table-cell office:value-type="float" office:value="-23.7406942" calcext:value-type="float">
            <text:p>-23,7406942</text:p>
          </table:table-cell>
          <table:table-cell office:value-type="float" office:value="-46.7236591" calcext:value-type="float">
            <text:p>-46,7236591</text:p>
          </table:table-cell>
          <table:table-cell office:value-type="string" calcext:value-type="string">
            <text:p>https://www.google.com/maps/search/Delegacia+Porto+de+Santos+(SP)cional+-+S%C3%A3o+Mateuscional+-+Itaqueraional+-+Santo+Amarocional+-+Lestecional+-+Nortecional+-+Oestecional+-+Suldoso+-+1%C2%AA+Seccional+-+Centroristahass+-+CPS+(SP)arulhos+(SP)+DPsteMateusuerato+Amarotertestentro/@-23.7406942,-46.7236591,10z/data=!3m1!4b1 </text:p>
          </table:table-cell>
          <table:table-cell office:value-type="float" office:value="282" calcext:value-type="float">
            <text:p>28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@-23.7406942,-46.7236591,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DELPOL Metropolitano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office:value-type="string" calcext:value-type="string">
            <text:p>https://www.google.com/maps/search/DELPOL+Metropolitano(SP)cional+-+S%C3%A3o+Mateuscional+-+Itaqueraional+-+Santo+Amarocional+-+Lestecional+-+Nortecional+-+Oestecional+-+Suldoso+-+1%C2%AA+Seccional+-+Centroristahass+-+CPS+(SP)arulhos+(SP)+DPsteMateusuerato+Amarotertestentro/@-23.5196599,-46.5984324,17z/data=!3m1!4b1 </text:p>
          </table:table-cell>
          <table:table-cell office:value-type="float" office:value="276" calcext:value-type="float">
            <text:p>27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@-23.5196599,-46.5984324,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OUTRAS ESPECIALIZADAS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office:value-type="string" calcext:value-type="string">
            <text:p>https://www.google.com/maps/search/OUTRAS+ESPECIALIZADAScional+-+S%C3%A3o+Mateuscional+-+Itaqueraional+-+Santo+Amarocional+-+Lestecional+-+Nortecional+-+Oestecional+-+Suldoso+-+1%C2%AA+Seccional+-+Centroristahass+-+CPS+(SP)arulhos+(SP)+DPsteMateusuerato+Amarotertestentro/@-23.5196599,-46.5984324,17z/data=!3m1!4b1 </text:p>
          </table:table-cell>
          <table:table-cell office:value-type="float" office:value="273" calcext:value-type="float">
            <text:p>27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@-23.5196599,-46.5984324,17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0" meta:object-count="0"/>
    <meta:generator>LibreOffice/6.0.5.2$Windows_X86_64 LibreOffice_project/54c8cbb85f300ac59db32fe8a675ff7683cd5a16</meta:generator>
  </office:meta>
</office:document-meta>
</file>